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 svg:font-family="Arial, Helvetica, sans-serif"/>
    <style:font-face style:name="FreeSans1" svg:font-family="FreeSans" style:font-family-generic="swiss"/>
    <style:font-face style:name="Liberation sans Serif" svg:font-family="'Liberation sans Serif'"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au1" style:family="table">
      <style:table-properties style:width="16.457cm" fo:margin-left="0cm" table:align="left"/>
    </style:style>
    <style:style style:name="Tableau1.A" style:family="table-column">
      <style:table-column-properties style:column-width="6.191cm"/>
    </style:style>
    <style:style style:name="Tableau1.B" style:family="table-column">
      <style:table-column-properties style:column-width="4.921cm"/>
    </style:style>
    <style:style style:name="Tableau1.C" style:family="table-column">
      <style:table-column-properties style:column-width="5.345cm"/>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3" style:family="table">
      <style:table-properties style:width="16.457cm" fo:margin-left="0cm" table:align="left"/>
    </style:style>
    <style:style style:name="Tableau3.A" style:family="table-column">
      <style:table-column-properties style:column-width="7.011cm"/>
    </style:style>
    <style:style style:name="Tableau3.B" style:family="table-column">
      <style:table-column-properties style:column-width="4.577cm"/>
    </style:style>
    <style:style style:name="Tableau3.C" style:family="table-column">
      <style:table-column-properties style:column-width="4.868cm"/>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Tableau2" style:family="table">
      <style:table-properties style:width="16.457cm" fo:margin-left="0cm" table:align="left"/>
    </style:style>
    <style:style style:name="Tableau2.A" style:family="table-column">
      <style:table-column-properties style:column-width="7.011cm"/>
    </style:style>
    <style:style style:name="Tableau2.B" style:family="table-column">
      <style:table-column-properties style:column-width="4.577cm"/>
    </style:style>
    <style:style style:name="Tableau2.C" style:family="table-column">
      <style:table-column-properties style:column-width="4.868cm"/>
    </style:style>
    <style:style style:name="Tableau2.A1" style:family="table-cell">
      <style:table-cell-properties fo:padding="0.097cm" fo:border-left="0.05pt solid #000000" fo:border-right="none" fo:border-top="0.05pt solid #000000" fo:border-bottom="0.05pt solid #000000"/>
    </style:style>
    <style:style style:name="Tableau2.C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au4" style:family="table">
      <style:table-properties style:width="16.457cm" fo:margin-left="0cm" table:align="left"/>
    </style:style>
    <style:style style:name="Tableau4.A" style:family="table-column">
      <style:table-column-properties style:column-width="7.011cm"/>
    </style:style>
    <style:style style:name="Tableau4.B" style:family="table-column">
      <style:table-column-properties style:column-width="4.577cm"/>
    </style:style>
    <style:style style:name="Tableau4.C" style:family="table-column">
      <style:table-column-properties style:column-width="4.868cm"/>
    </style:style>
    <style:style style:name="Tableau4.A1" style:family="table-cell">
      <style:table-cell-properties fo:padding="0.097cm" fo:border-left="0.05pt solid #000000" fo:border-right="none" fo:border-top="0.05pt solid #000000" fo:border-bottom="0.05pt solid #000000"/>
    </style:style>
    <style:style style:name="Tableau4.C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C2" style:family="table-cell">
      <style:table-cell-properties fo:padding="0.097cm" fo:border-left="0.05pt solid #000000" fo:border-right="0.05pt solid #000000" fo:border-top="none" fo:border-bottom="0.05pt solid #000000"/>
    </style:style>
    <style:style style:name="P1" style:family="paragraph" style:parent-style-name="Footer">
      <style:text-properties officeooo:paragraph-rsid="00c17192"/>
    </style:style>
    <style:style style:name="P2" style:family="paragraph" style:parent-style-name="Text_20_body">
      <style:paragraph-properties fo:text-align="justify" style:justify-single-word="false"/>
      <style:text-properties officeooo:paragraph-rsid="00e8a124"/>
    </style:style>
    <style:style style:name="P3" style:family="paragraph" style:parent-style-name="Text_20_body">
      <style:paragraph-properties fo:text-align="justify" style:justify-single-word="false"/>
      <style:text-properties officeooo:paragraph-rsid="00fa9aa5"/>
    </style:style>
    <style:style style:name="P4" style:family="paragraph" style:parent-style-name="Text_20_body">
      <style:paragraph-properties fo:text-align="justify" style:justify-single-word="false"/>
      <style:text-properties officeooo:paragraph-rsid="0112772f"/>
    </style:style>
    <style:style style:name="P5" style:family="paragraph" style:parent-style-name="Text_20_body">
      <style:paragraph-properties fo:text-align="justify" style:justify-single-word="false"/>
      <style:text-properties officeooo:paragraph-rsid="01457285"/>
    </style:style>
    <style:style style:name="P6" style:family="paragraph" style:parent-style-name="Text_20_body">
      <style:paragraph-properties fo:text-align="justify" style:justify-single-word="false"/>
      <style:text-properties officeooo:paragraph-rsid="014f0405"/>
    </style:style>
    <style:style style:name="P7" style:family="paragraph" style:parent-style-name="Text_20_body">
      <style:paragraph-properties fo:text-align="justify" style:justify-single-word="false"/>
      <style:text-properties officeooo:paragraph-rsid="01448f9f"/>
    </style:style>
    <style:style style:name="P8" style:family="paragraph" style:parent-style-name="Text_20_body">
      <style:paragraph-properties fo:text-align="justify" style:justify-single-word="false"/>
      <style:text-properties officeooo:paragraph-rsid="010a3366"/>
    </style:style>
    <style:style style:name="P9" style:family="paragraph" style:parent-style-name="Text_20_body">
      <style:paragraph-properties fo:text-align="justify" style:justify-single-word="false"/>
      <style:text-properties officeooo:paragraph-rsid="01355eef"/>
    </style:style>
    <style:style style:name="P10" style:family="paragraph" style:parent-style-name="Text_20_body">
      <style:paragraph-properties fo:text-align="justify" style:justify-single-word="false"/>
      <style:text-properties officeooo:paragraph-rsid="016b3647"/>
    </style:style>
    <style:style style:name="P11" style:family="paragraph" style:parent-style-name="Text_20_body">
      <style:paragraph-properties fo:text-align="justify" style:justify-single-word="false"/>
      <style:text-properties officeooo:paragraph-rsid="01301c30"/>
    </style:style>
    <style:style style:name="P12" style:family="paragraph" style:parent-style-name="Text_20_body">
      <style:paragraph-properties fo:text-align="justify" style:justify-single-word="false"/>
      <style:text-properties officeooo:rsid="007dacb4" officeooo:paragraph-rsid="00f7a9a9"/>
    </style:style>
    <style:style style:name="P13" style:family="paragraph" style:parent-style-name="Text_20_body">
      <style:paragraph-properties fo:text-align="justify" style:justify-single-word="false"/>
      <style:text-properties officeooo:rsid="007b0e0a" officeooo:paragraph-rsid="00f7a9a9"/>
    </style:style>
    <style:style style:name="P14" style:family="paragraph" style:parent-style-name="Text_20_body">
      <style:text-properties officeooo:rsid="00ce0ff4" officeooo:paragraph-rsid="00ce0ff4"/>
    </style:style>
    <style:style style:name="P15" style:family="paragraph" style:parent-style-name="Text_20_body">
      <style:paragraph-properties fo:text-align="justify" style:justify-single-word="false"/>
      <style:text-properties fo:font-variant="normal" fo:text-transform="none" style:use-window-font-color="true" style:font-name="Liberation Serif" fo:font-size="12pt" fo:letter-spacing="normal" fo:font-style="normal" fo:font-weight="normal" officeooo:rsid="00d7b87f" officeooo:paragraph-rsid="00d7b87f" style:font-size-asian="12pt" style:font-size-complex="12pt"/>
    </style:style>
    <style:style style:name="P16" style:family="paragraph" style:parent-style-name="Text_20_body">
      <style:paragraph-properties fo:text-align="justify" style:justify-single-word="false"/>
      <style:text-properties fo:font-variant="normal" fo:text-transform="none" style:use-window-font-color="true" style:font-name="Liberation Serif" fo:font-size="12pt" fo:letter-spacing="normal" fo:font-style="normal" fo:font-weight="normal" officeooo:rsid="01448f9f" officeooo:paragraph-rsid="016b3647" style:font-size-asian="12pt" style:font-size-complex="12pt"/>
    </style:style>
    <style:style style:name="P17"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fo:font-weight="normal" officeooo:rsid="00a52069" officeooo:paragraph-rsid="01529e52" style:font-size-asian="12pt" style:font-size-complex="12pt"/>
    </style:style>
    <style:style style:name="P18" style:family="paragraph" style:parent-style-name="Text_20_body">
      <style:paragraph-properties fo:text-align="justify" style:justify-single-word="false"/>
      <style:text-properties officeooo:rsid="00d7b87f" officeooo:paragraph-rsid="00d7b87f"/>
    </style:style>
    <style:style style:name="P19" style:family="paragraph" style:parent-style-name="Text_20_body">
      <style:paragraph-properties fo:text-align="justify" style:justify-single-word="false"/>
      <style:text-properties fo:color="#000000" officeooo:rsid="00e18315" officeooo:paragraph-rsid="00e18315"/>
    </style:style>
    <style:style style:name="P20" style:family="paragraph" style:parent-style-name="Text_20_body">
      <style:paragraph-properties fo:text-align="justify" style:justify-single-word="false"/>
      <style:text-properties fo:color="#000000" officeooo:paragraph-rsid="012bef6c" fo:background-color="#ffff00"/>
    </style:style>
    <style:style style:name="P21" style:family="paragraph" style:parent-style-name="Text_20_body">
      <style:paragraph-properties fo:text-align="justify" style:justify-single-word="false"/>
      <style:text-properties fo:color="#000000" officeooo:rsid="00e18315" officeooo:paragraph-rsid="01468802" fo:background-color="transparent"/>
    </style:style>
    <style:style style:name="P22" style:family="paragraph" style:parent-style-name="Text_20_body">
      <style:paragraph-properties fo:text-align="justify" style:justify-single-word="false"/>
      <style:text-properties fo:color="#000000" officeooo:paragraph-rsid="01529e52"/>
    </style:style>
    <style:style style:name="P23" style:family="paragraph" style:parent-style-name="Text_20_body">
      <style:paragraph-properties fo:text-align="justify" style:justify-single-word="false"/>
      <style:text-properties officeooo:paragraph-rsid="00e8a124" fo:background-color="transparent"/>
    </style:style>
    <style:style style:name="P24" style:family="paragraph" style:parent-style-name="Text_20_body">
      <style:paragraph-properties fo:text-align="justify" style:justify-single-word="false"/>
      <style:text-properties officeooo:paragraph-rsid="0118ac84" fo:background-color="transparent"/>
    </style:style>
    <style:style style:name="P25" style:family="paragraph" style:parent-style-name="Text_20_body">
      <style:paragraph-properties fo:text-align="justify" style:justify-single-word="false"/>
      <style:text-properties officeooo:rsid="001be0c8" officeooo:paragraph-rsid="0153665d" fo:background-color="transparent"/>
    </style:style>
    <style:style style:name="P26" style:family="paragraph" style:parent-style-name="Text_20_body">
      <style:text-properties officeooo:rsid="013c77c8" officeooo:paragraph-rsid="013c77c8" fo:background-color="transparent"/>
    </style:style>
    <style:style style:name="P27" style:family="paragraph" style:parent-style-name="Text_20_body">
      <style:text-properties officeooo:rsid="013e56c1" officeooo:paragraph-rsid="013a9fb8" fo:background-color="transparent"/>
    </style:style>
    <style:style style:name="P28" style:family="paragraph" style:parent-style-name="Text_20_body">
      <style:text-properties officeooo:rsid="00224160" officeooo:paragraph-rsid="017a65b2" fo:background-color="transparent"/>
    </style:style>
    <style:style style:name="P29" style:family="paragraph" style:parent-style-name="Text_20_body">
      <style:paragraph-properties fo:text-align="justify" style:justify-single-word="false"/>
      <style:text-properties officeooo:rsid="01756bed" officeooo:paragraph-rsid="017bd310" fo:background-color="transparent"/>
    </style:style>
    <style:style style:name="P30" style:family="paragraph" style:parent-style-name="Text_20_body">
      <style:paragraph-properties fo:text-align="justify" style:justify-single-word="false"/>
      <style:text-properties officeooo:rsid="00503da3" officeooo:paragraph-rsid="010a3366"/>
    </style:style>
    <style:style style:name="P31" style:family="paragraph" style:parent-style-name="Text_20_body">
      <style:paragraph-properties fo:text-align="justify" style:justify-single-word="false"/>
      <style:text-properties officeooo:rsid="003f8b50" officeooo:paragraph-rsid="010492b9"/>
    </style:style>
    <style:style style:name="P32" style:family="paragraph" style:parent-style-name="Text_20_body">
      <style:paragraph-properties fo:text-align="justify" style:justify-single-word="false"/>
      <style:text-properties officeooo:rsid="004ee566" officeooo:paragraph-rsid="0108399d"/>
    </style:style>
    <style:style style:name="P33" style:family="paragraph" style:parent-style-name="Text_20_body">
      <style:paragraph-properties fo:text-align="justify" style:justify-single-word="false"/>
      <style:text-properties officeooo:rsid="00caf186" officeooo:paragraph-rsid="00f7a9a9"/>
    </style:style>
    <style:style style:name="P34" style:family="paragraph" style:parent-style-name="Text_20_body">
      <style:paragraph-properties fo:text-align="justify" style:justify-single-word="false"/>
      <style:text-properties officeooo:rsid="00ddb508" officeooo:paragraph-rsid="012daf71"/>
    </style:style>
    <style:style style:name="P35" style:family="paragraph" style:parent-style-name="Text_20_body">
      <style:text-properties officeooo:rsid="00ce0ff4" officeooo:paragraph-rsid="013a9fb8" fo:background-color="#ffff00"/>
    </style:style>
    <style:style style:name="P36" style:family="paragraph" style:parent-style-name="Text_20_body">
      <style:paragraph-properties fo:text-align="justify" style:justify-single-word="false"/>
      <style:text-properties officeooo:rsid="012bef6c" officeooo:paragraph-rsid="012bef6c"/>
    </style:style>
    <style:style style:name="P37" style:family="paragraph" style:parent-style-name="Text_20_body">
      <style:paragraph-properties fo:text-align="justify" style:justify-single-word="false"/>
      <style:text-properties officeooo:rsid="012de02e" officeooo:paragraph-rsid="012de02e"/>
    </style:style>
    <style:style style:name="P38" style:family="paragraph" style:parent-style-name="Text_20_body">
      <style:paragraph-properties fo:text-align="justify" style:justify-single-word="false"/>
      <style:text-properties officeooo:rsid="01301c30" officeooo:paragraph-rsid="0130f803"/>
    </style:style>
    <style:style style:name="P39" style:family="paragraph" style:parent-style-name="Text_20_body">
      <style:text-properties officeooo:rsid="0139248b" officeooo:paragraph-rsid="0139248b"/>
    </style:style>
    <style:style style:name="P40" style:family="paragraph" style:parent-style-name="Text_20_body">
      <style:text-properties officeooo:rsid="0139248b" officeooo:paragraph-rsid="0153665d"/>
    </style:style>
    <style:style style:name="P41" style:family="paragraph" style:parent-style-name="Text_20_body">
      <style:text-properties officeooo:rsid="012be299"/>
    </style:style>
    <style:style style:name="P42" style:family="paragraph" style:parent-style-name="Text_20_body">
      <style:paragraph-properties fo:text-align="justify" style:justify-single-word="false"/>
      <style:text-properties officeooo:rsid="00c17192" officeooo:paragraph-rsid="01065026"/>
    </style:style>
    <style:style style:name="P43" style:family="paragraph" style:parent-style-name="Text_20_body">
      <style:paragraph-properties fo:text-align="justify" style:justify-single-word="false"/>
      <style:text-properties officeooo:rsid="01355b19" officeooo:paragraph-rsid="01355b19"/>
    </style:style>
    <style:style style:name="P44" style:family="paragraph" style:parent-style-name="Text_20_body">
      <style:paragraph-properties fo:text-align="justify" style:justify-single-word="false"/>
      <style:text-properties officeooo:rsid="01355eef" officeooo:paragraph-rsid="01355eef"/>
    </style:style>
    <style:style style:name="P45" style:family="paragraph" style:parent-style-name="Text_20_body">
      <style:paragraph-properties fo:text-align="justify" style:justify-single-word="false"/>
      <style:text-properties officeooo:rsid="01355eef" officeooo:paragraph-rsid="013797a9"/>
    </style:style>
    <style:style style:name="P46" style:family="paragraph" style:parent-style-name="Text_20_body">
      <style:paragraph-properties fo:text-align="justify" style:justify-single-word="false"/>
      <style:text-properties officeooo:rsid="00793d97" officeooo:paragraph-rsid="00f7a9a9"/>
    </style:style>
    <style:style style:name="P47" style:family="paragraph" style:parent-style-name="Text_20_body">
      <style:text-properties officeooo:rsid="013e56c1" officeooo:paragraph-rsid="01694193"/>
    </style:style>
    <style:style style:name="P48" style:family="paragraph" style:parent-style-name="Text_20_body">
      <style:paragraph-properties fo:text-align="justify" style:justify-single-word="false"/>
      <style:text-properties fo:font-weight="bold" style:font-weight-asian="bold" style:font-weight-complex="bold"/>
    </style:style>
    <style:style style:name="P49" style:family="paragraph" style:parent-style-name="Text_20_body">
      <style:paragraph-properties fo:text-align="justify" style:justify-single-word="false"/>
      <style:text-properties officeooo:rsid="016d1ae4" officeooo:paragraph-rsid="016f0837"/>
    </style:style>
    <style:style style:name="P50" style:family="paragraph" style:parent-style-name="Text_20_body">
      <style:paragraph-properties fo:text-align="justify" style:justify-single-word="false"/>
      <style:text-properties officeooo:rsid="016f0837" officeooo:paragraph-rsid="016f0837"/>
    </style:style>
    <style:style style:name="P51" style:family="paragraph" style:parent-style-name="Text_20_body">
      <style:paragraph-properties fo:text-align="justify" style:justify-single-word="false"/>
      <style:text-properties officeooo:rsid="01704869" officeooo:paragraph-rsid="01704869"/>
    </style:style>
    <style:style style:name="P52" style:family="paragraph" style:parent-style-name="Text_20_body">
      <style:text-properties officeooo:rsid="01888bee" officeooo:paragraph-rsid="01888bee"/>
    </style:style>
    <style:style style:name="P53" style:family="paragraph" style:parent-style-name="Text_20_body">
      <style:paragraph-properties fo:margin-left="0cm" fo:margin-right="-0.688cm" fo:margin-top="0cm" fo:margin-bottom="0.247cm" style:contextual-spacing="false" fo:line-height="120%" fo:text-align="justify" style:justify-single-word="false" fo:text-indent="0cm" style:auto-text-indent="false"/>
      <style:text-properties fo:color="#000000" officeooo:rsid="00e0977e" officeooo:paragraph-rsid="00e0977e"/>
    </style:style>
    <style:style style:name="P54" style:family="paragraph" style:parent-style-name="Text_20_body" style:master-page-name="">
      <style:paragraph-properties fo:margin-left="0cm" fo:margin-right="-0.688cm" fo:margin-top="0cm" fo:margin-bottom="0.247cm" style:contextual-spacing="false" fo:line-height="120%" fo:text-align="justify" style:justify-single-word="false" fo:text-indent="0cm" style:auto-text-indent="false" style:page-number="auto"/>
      <style:text-properties fo:color="#000000" officeooo:rsid="00e0977e" officeooo:paragraph-rsid="00e0977e"/>
    </style:style>
    <style:style style:name="P55" style:family="paragraph" style:parent-style-name="Table_20_Contents">
      <style:text-properties officeooo:rsid="01756bed" officeooo:paragraph-rsid="017a65b2"/>
    </style:style>
    <style:style style:name="P56" style:family="paragraph" style:parent-style-name="Table_20_Contents">
      <style:text-properties officeooo:rsid="01756bed" officeooo:paragraph-rsid="017bd310"/>
    </style:style>
    <style:style style:name="P57" style:family="paragraph" style:parent-style-name="Table_20_Contents">
      <style:text-properties officeooo:rsid="01756bed" officeooo:paragraph-rsid="018a7643"/>
    </style:style>
    <style:style style:name="P58" style:family="paragraph" style:parent-style-name="Table_20_Contents">
      <style:text-properties officeooo:rsid="0175e526" officeooo:paragraph-rsid="017a65b2"/>
    </style:style>
    <style:style style:name="P59" style:family="paragraph" style:parent-style-name="Table_20_Contents">
      <style:text-properties officeooo:rsid="0175e526" officeooo:paragraph-rsid="017bd310"/>
    </style:style>
    <style:style style:name="P60" style:family="paragraph" style:parent-style-name="Table_20_Contents">
      <style:text-properties officeooo:rsid="0175e526" officeooo:paragraph-rsid="018a7643"/>
    </style:style>
    <style:style style:name="P61" style:family="paragraph" style:parent-style-name="Table_20_Contents">
      <style:text-properties officeooo:rsid="0178c5bc" officeooo:paragraph-rsid="017a65b2"/>
    </style:style>
    <style:style style:name="P62" style:family="paragraph" style:parent-style-name="Table_20_Contents">
      <style:text-properties officeooo:rsid="0178c5bc" officeooo:paragraph-rsid="017bd310"/>
    </style:style>
    <style:style style:name="P63" style:family="paragraph" style:parent-style-name="Table_20_Contents">
      <style:text-properties officeooo:rsid="0178c5bc" officeooo:paragraph-rsid="018a7643"/>
    </style:style>
    <style:style style:name="P64" style:family="paragraph" style:parent-style-name="Table_20_Contents">
      <style:text-properties officeooo:rsid="018a7643" officeooo:paragraph-rsid="018a7643"/>
    </style:style>
    <style:style style:name="P65" style:family="paragraph" style:parent-style-name="Standard">
      <style:text-properties officeooo:rsid="01756bed" officeooo:paragraph-rsid="017a65b2" fo:background-color="transparent"/>
    </style:style>
    <style:style style:name="P66" style:family="paragraph" style:parent-style-name="Contents_20_Heading">
      <style:paragraph-properties fo:break-before="page"/>
    </style:style>
    <style:style style:name="P67" style:family="paragraph" style:parent-style-name="Contents_20_1">
      <style:paragraph-properties>
        <style:tab-stops>
          <style:tab-stop style:position="16.447cm" style:type="right" style:leader-style="dotted" style:leader-text="."/>
        </style:tab-stops>
      </style:paragraph-properties>
    </style:style>
    <style:style style:name="P68" style:family="paragraph" style:parent-style-name="Contents_20_2">
      <style:paragraph-properties>
        <style:tab-stops>
          <style:tab-stop style:position="15.947cm" style:type="right" style:leader-style="dotted" style:leader-text="."/>
        </style:tab-stops>
      </style:paragraph-properties>
    </style:style>
    <style:style style:name="P69" style:family="paragraph" style:parent-style-name="Contents_20_3">
      <style:paragraph-properties>
        <style:tab-stops>
          <style:tab-stop style:position="15.448cm" style:type="right" style:leader-style="dotted" style:leader-text="."/>
        </style:tab-stops>
      </style:paragraph-properties>
    </style:style>
    <style:style style:name="P70" style:family="paragraph" style:parent-style-name="Text_20_body" style:list-style-name="L1">
      <style:paragraph-properties fo:text-align="justify" style:justify-single-word="false"/>
      <style:text-properties officeooo:rsid="016f0837" officeooo:paragraph-rsid="016f0837"/>
    </style:style>
    <style:style style:name="P71" style:family="paragraph" style:parent-style-name="Text_20_body" style:list-style-name="L1">
      <style:paragraph-properties fo:text-align="justify" style:justify-single-word="false"/>
      <style:text-properties fo:font-variant="normal" fo:text-transform="none" fo:color="#000000" style:font-name="Liberation Serif" fo:font-size="12pt" fo:letter-spacing="normal" fo:font-style="normal" fo:font-weight="normal" officeooo:rsid="016f0837" officeooo:paragraph-rsid="016f0837" style:font-size-asian="12pt" style:font-weight-asian="normal" style:font-size-complex="12pt" style:font-weight-complex="normal"/>
    </style:style>
    <style:style style:name="P72" style:family="paragraph" style:parent-style-name="Text_20_body">
      <style:paragraph-properties fo:text-align="start" style:justify-single-word="false"/>
      <style:text-properties fo:font-variant="normal" fo:text-transform="none" style:use-window-font-color="true" style:font-name="Liberation Serif" fo:font-size="12pt" fo:letter-spacing="normal" fo:font-style="normal" fo:font-weight="normal" officeooo:rsid="00d5b0e2" officeooo:paragraph-rsid="018c87c2" style:font-size-asian="12pt" style:font-weight-asian="normal" style:font-size-complex="12pt" style:font-weight-complex="normal"/>
    </style:style>
    <style:style style:name="P73" style:family="paragraph" style:parent-style-name="Text_20_body" style:list-style-name="L2">
      <style:text-properties officeooo:rsid="012be299" officeooo:paragraph-rsid="012be299"/>
    </style:style>
    <style:style style:name="P74" style:family="paragraph" style:parent-style-name="Text_20_body" style:list-style-name="L3">
      <style:paragraph-properties fo:text-align="justify" style:justify-single-word="false"/>
      <style:text-properties officeooo:rsid="012de02e" officeooo:paragraph-rsid="012de02e"/>
    </style:style>
    <style:style style:name="P75" style:family="paragraph" style:parent-style-name="Text_20_body" style:list-style-name="L4">
      <style:paragraph-properties fo:text-align="justify" style:justify-single-word="false"/>
      <style:text-properties officeooo:rsid="00492b15" officeooo:paragraph-rsid="010492b9"/>
    </style:style>
    <style:style style:name="P76" style:family="paragraph" style:parent-style-name="Text_20_body" style:list-style-name="L4">
      <style:paragraph-properties fo:text-align="justify" style:justify-single-word="false"/>
      <style:text-properties officeooo:rsid="00492b15" officeooo:paragraph-rsid="01301c30"/>
    </style:style>
    <style:style style:name="P77" style:family="paragraph" style:parent-style-name="Text_20_body" style:list-style-name="L4">
      <style:paragraph-properties fo:text-align="justify" style:justify-single-word="false"/>
      <style:text-properties officeooo:rsid="00430eb4" officeooo:paragraph-rsid="010492b9"/>
    </style:style>
    <style:style style:name="P78" style:family="paragraph" style:parent-style-name="Text_20_body" style:list-style-name="L4">
      <style:paragraph-properties fo:text-align="justify" style:justify-single-word="false"/>
      <style:text-properties officeooo:rsid="003ef763" officeooo:paragraph-rsid="01301c30"/>
    </style:style>
    <style:style style:name="P79" style:family="paragraph" style:parent-style-name="Text_20_body" style:list-style-name="L4">
      <style:paragraph-properties fo:text-align="justify" style:justify-single-word="false"/>
      <style:text-properties officeooo:rsid="003f8b50" officeooo:paragraph-rsid="010492b9"/>
    </style:style>
    <style:style style:name="P80" style:family="paragraph" style:parent-style-name="Text_20_body" style:list-style-name="L4">
      <style:paragraph-properties fo:text-align="justify" style:justify-single-word="false"/>
      <style:text-properties officeooo:rsid="004343bd" officeooo:paragraph-rsid="010492b9"/>
    </style:style>
    <style:style style:name="P81" style:family="paragraph" style:parent-style-name="Text_20_body" style:list-style-name="L4">
      <style:paragraph-properties fo:text-align="justify" style:justify-single-word="false"/>
      <style:text-properties officeooo:rsid="004343bd" officeooo:paragraph-rsid="0108399d"/>
    </style:style>
    <style:style style:name="P82" style:family="paragraph" style:parent-style-name="Text_20_body">
      <style:text-properties officeooo:rsid="00d18ce6" officeooo:paragraph-rsid="00d18ce6"/>
    </style:style>
    <style:style style:name="P83" style:family="paragraph" style:parent-style-name="Heading_20_1" style:list-style-name=""/>
    <style:style style:name="P84" style:family="paragraph" style:parent-style-name="Heading_20_1" style:list-style-name=""/>
    <style:style style:name="P85" style:family="paragraph" style:parent-style-name="Heading_20_1">
      <style:text-properties officeooo:paragraph-rsid="018a7643"/>
    </style:style>
    <style:style style:name="P86" style:family="paragraph" style:parent-style-name="Heading_20_1">
      <style:paragraph-properties fo:break-before="page"/>
    </style:style>
    <style:style style:name="P87" style:family="paragraph" style:parent-style-name="Heading_20_1">
      <style:paragraph-properties fo:break-before="page"/>
      <style:text-properties officeooo:paragraph-rsid="00e6cc50"/>
    </style:style>
    <style:style style:name="P88" style:family="paragraph" style:parent-style-name="Heading_20_1">
      <style:paragraph-properties fo:break-before="page"/>
      <style:text-properties fo:color="#000000"/>
    </style:style>
    <style:style style:name="P89" style:family="paragraph" style:parent-style-name="Heading_20_1">
      <style:paragraph-properties fo:break-before="page"/>
      <style:text-properties fo:color="#000000" officeooo:rsid="00720fa8" officeooo:paragraph-rsid="00bb7185"/>
    </style:style>
    <style:style style:name="P90" style:family="paragraph" style:parent-style-name="Heading_20_1">
      <style:paragraph-properties fo:break-before="page"/>
      <style:text-properties officeooo:rsid="00eea467" officeooo:paragraph-rsid="00eea467"/>
    </style:style>
    <style:style style:name="P91" style:family="paragraph" style:parent-style-name="Heading_20_2">
      <style:text-properties fo:color="#000000" officeooo:paragraph-rsid="014bf1ca"/>
    </style:style>
    <style:style style:name="P92" style:family="paragraph" style:parent-style-name="Heading_20_2">
      <style:text-properties officeooo:paragraph-rsid="018c87c2"/>
    </style:style>
    <style:style style:name="P93" style:family="paragraph" style:parent-style-name="Heading_20_2">
      <style:text-properties officeooo:paragraph-rsid="012be299"/>
    </style:style>
    <style:style style:name="P94" style:family="paragraph" style:parent-style-name="Heading_20_2">
      <style:text-properties officeooo:rsid="012de02e" officeooo:paragraph-rsid="012de02e"/>
    </style:style>
    <style:style style:name="P95" style:family="paragraph" style:parent-style-name="Heading_20_2">
      <style:text-properties officeooo:rsid="00dcb1d7" officeooo:paragraph-rsid="00dcb1d7"/>
    </style:style>
    <style:style style:name="P96" style:family="paragraph" style:parent-style-name="Heading_20_2" style:master-page-name="">
      <style:paragraph-properties fo:margin-left="1.101cm" fo:margin-right="0cm" fo:margin-top="0.353cm" fo:margin-bottom="0.212cm" style:contextual-spacing="false" fo:text-indent="-1cm" style:auto-text-indent="false" style:page-number="auto" fo:keep-with-next="always"/>
      <style:text-properties fo:background-color="transparent"/>
    </style:style>
    <style:style style:name="P97" style:family="paragraph" style:parent-style-name="Heading_20_3">
      <style:text-properties officeooo:rsid="017fed2f" officeooo:paragraph-rsid="017fed2f"/>
    </style:style>
    <style:style style:name="P98" style:family="paragraph" style:parent-style-name="Heading_20_3">
      <style:paragraph-properties fo:text-align="justify" style:justify-single-word="false"/>
      <style:text-properties officeooo:paragraph-rsid="01301c30"/>
    </style:style>
    <style:style style:name="P99" style:family="paragraph" style:parent-style-name="Heading_20_3">
      <style:text-properties officeooo:rsid="01355b19"/>
    </style:style>
    <style:style style:name="P100" style:family="paragraph" style:parent-style-name="Heading_20_3">
      <style:text-properties officeooo:rsid="017e0584" officeooo:paragraph-rsid="017e0584" fo:background-color="transparent"/>
    </style:style>
    <style:style style:name="P101" style:family="paragraph" style:parent-style-name="Heading_20_3">
      <style:text-properties officeooo:rsid="01594e29"/>
    </style:style>
    <style:style style:name="P102" style:family="paragraph" style:parent-style-name="Heading_20_3">
      <style:paragraph-properties fo:text-align="justify" style:justify-single-word="false" fo:break-before="page"/>
      <style:text-properties officeooo:rsid="01888bee" officeooo:paragraph-rsid="01888bee" fo:background-color="transparent"/>
    </style:style>
    <style:style style:name="T1" style:family="text">
      <style:text-properties officeooo:rsid="001db264"/>
    </style:style>
    <style:style style:name="T2" style:family="text">
      <style:text-properties officeooo:rsid="002fb01c"/>
    </style:style>
    <style:style style:name="T3" style:family="text">
      <style:text-properties officeooo:rsid="0036aa25"/>
    </style:style>
    <style:style style:name="T4" style:family="text">
      <style:text-properties officeooo:rsid="003f9183"/>
    </style:style>
    <style:style style:name="T5" style:family="text">
      <style:text-properties officeooo:rsid="004343bd"/>
    </style:style>
    <style:style style:name="T6" style:family="text">
      <style:text-properties officeooo:rsid="0047e698"/>
    </style:style>
    <style:style style:name="T7" style:family="text">
      <style:text-properties officeooo:rsid="004c0ab7"/>
    </style:style>
    <style:style style:name="T8" style:family="text">
      <style:text-properties officeooo:rsid="004f01e6"/>
    </style:style>
    <style:style style:name="T9" style:family="text">
      <style:text-properties officeooo:rsid="0050bd76"/>
    </style:style>
    <style:style style:name="T10" style:family="text">
      <style:text-properties fo:background-color="transparent" loext:char-shading-value="0"/>
    </style:style>
    <style:style style:name="T11" style:family="text">
      <style:text-properties officeooo:rsid="0077489e" fo:background-color="transparent" loext:char-shading-value="0"/>
    </style:style>
    <style:style style:name="T12" style:family="text">
      <style:text-properties officeooo:rsid="00224160" fo:background-color="transparent" loext:char-shading-value="0"/>
    </style:style>
    <style:style style:name="T13" style:family="text">
      <style:text-properties officeooo:rsid="00208b69" fo:background-color="transparent" loext:char-shading-value="0"/>
    </style:style>
    <style:style style:name="T14" style:family="text">
      <style:text-properties officeooo:rsid="00bf0908" fo:background-color="transparent" loext:char-shading-value="0"/>
    </style:style>
    <style:style style:name="T15" style:family="text">
      <style:text-properties officeooo:rsid="0112772f" fo:background-color="transparent" loext:char-shading-value="0"/>
    </style:style>
    <style:style style:name="T16" style:family="text">
      <style:text-properties officeooo:rsid="00c17192" fo:background-color="transparent" loext:char-shading-value="0"/>
    </style:style>
    <style:style style:name="T17" style:family="text">
      <style:text-properties officeooo:rsid="011412bc" fo:background-color="transparent" loext:char-shading-value="0"/>
    </style:style>
    <style:style style:name="T18" style:family="text">
      <style:text-properties officeooo:rsid="0130f803" fo:background-color="transparent" loext:char-shading-value="0"/>
    </style:style>
    <style:style style:name="T19" style:family="text">
      <style:text-properties officeooo:rsid="01342fe8" fo:background-color="transparent" loext:char-shading-value="0"/>
    </style:style>
    <style:style style:name="T20" style:family="text">
      <style:text-properties officeooo:rsid="01301c30" fo:background-color="transparent" loext:char-shading-value="0"/>
    </style:style>
    <style:style style:name="T21" style:family="text">
      <style:text-properties officeooo:rsid="002fb01c" fo:background-color="transparent" loext:char-shading-value="0"/>
    </style:style>
    <style:style style:name="T22" style:family="text">
      <style:text-properties officeooo:rsid="0116bddd" fo:background-color="transparent" loext:char-shading-value="0"/>
    </style:style>
    <style:style style:name="T23" style:family="text">
      <style:text-properties officeooo:rsid="01492078" fo:background-color="transparent" loext:char-shading-value="0"/>
    </style:style>
    <style:style style:name="T24" style:family="text">
      <style:text-properties officeooo:rsid="01756bed" fo:background-color="transparent" loext:char-shading-value="0"/>
    </style:style>
    <style:style style:name="T25" style:family="text">
      <style:text-properties officeooo:rsid="01888bee" fo:background-color="transparent" loext:char-shading-value="0"/>
    </style:style>
    <style:style style:name="T26" style:family="text">
      <style:text-properties officeooo:rsid="018a7643" fo:background-color="transparent" loext:char-shading-value="0"/>
    </style:style>
    <style:style style:name="T27" style:family="text">
      <style:text-properties officeooo:rsid="00792489"/>
    </style:style>
    <style:style style:name="T28" style:family="text">
      <style:text-properties officeooo:rsid="007b0e0a"/>
    </style:style>
    <style:style style:name="T29" style:family="text">
      <style:text-properties officeooo:rsid="007fa582"/>
    </style:style>
    <style:style style:name="T30" style:family="text">
      <style:text-properties officeooo:rsid="0083ef5d"/>
    </style:style>
    <style:style style:name="T31" style:family="text">
      <style:text-properties officeooo:rsid="0084f684"/>
    </style:style>
    <style:style style:name="T32" style:family="text">
      <style:text-properties officeooo:rsid="00861cf6"/>
    </style:style>
    <style:style style:name="T33" style:family="text">
      <style:text-properties officeooo:rsid="00871164"/>
    </style:style>
    <style:style style:name="T34" style:family="text">
      <style:text-properties officeooo:rsid="00890e91"/>
    </style:style>
    <style:style style:name="T35" style:family="text">
      <style:text-properties officeooo:rsid="008a9211"/>
    </style:style>
    <style:style style:name="T36" style:family="text">
      <style:text-properties officeooo:rsid="0091b9f2"/>
    </style:style>
    <style:style style:name="T37" style:family="text">
      <style:text-properties officeooo:rsid="0091e113"/>
    </style:style>
    <style:style style:name="T38" style:family="text">
      <style:text-properties officeooo:rsid="00a08eda"/>
    </style:style>
    <style:style style:name="T39" style:family="text">
      <style:text-properties fo:font-variant="normal" fo:text-transform="none" style:use-window-font-color="true" style:font-name="Liberation Serif" fo:font-size="12pt" fo:letter-spacing="normal" fo:font-style="normal" fo:font-weight="normal" style:font-size-asian="12pt" style:font-size-complex="12pt"/>
    </style:style>
    <style:style style:name="T40" style:family="text">
      <style:text-properties fo:font-variant="normal" fo:text-transform="none" style:use-window-font-color="true" style:font-name="Liberation Serif" fo:font-size="12pt" fo:letter-spacing="normal" fo:font-style="normal" fo:font-weight="normal" officeooo:rsid="00b45607" style:font-size-asian="12pt" style:font-size-complex="12pt"/>
    </style:style>
    <style:style style:name="T41" style:family="text">
      <style:text-properties fo:font-variant="normal" fo:text-transform="none" style:use-window-font-color="true" style:font-name="Liberation Serif" fo:font-size="12pt" fo:letter-spacing="normal" fo:font-style="normal" fo:font-weight="normal" officeooo:rsid="0070b273" style:font-size-asian="12pt" style:font-size-complex="12pt"/>
    </style:style>
    <style:style style:name="T42" style:family="text">
      <style:text-properties fo:font-variant="normal" fo:text-transform="none" style:use-window-font-color="true" style:font-name="Liberation Serif" fo:font-size="12pt" fo:letter-spacing="normal" fo:font-style="normal" fo:font-weight="normal" officeooo:rsid="00720fa8" style:font-size-asian="12pt" style:font-size-complex="12pt"/>
    </style:style>
    <style:style style:name="T43" style:family="text">
      <style:text-properties fo:font-variant="normal" fo:text-transform="none" style:use-window-font-color="true" style:font-name="Liberation Serif" fo:font-size="12pt" fo:letter-spacing="normal" fo:font-style="normal" fo:font-weight="normal" officeooo:rsid="00c71233" style:font-size-asian="12pt" style:font-size-complex="12pt"/>
    </style:style>
    <style:style style:name="T44" style:family="text">
      <style:text-properties fo:font-variant="normal" fo:text-transform="none" style:use-window-font-color="true" style:font-name="Liberation Serif" fo:font-size="12pt" fo:letter-spacing="normal" fo:font-style="normal" fo:font-weight="normal" officeooo:rsid="00d96bb4" style:font-size-asian="12pt" style:font-size-complex="12pt"/>
    </style:style>
    <style:style style:name="T45" style:family="text">
      <style:text-properties fo:font-variant="normal" fo:text-transform="none" style:use-window-font-color="true" style:font-name="Liberation Serif" fo:font-size="12pt" fo:letter-spacing="normal" fo:font-style="normal" fo:font-weight="normal" officeooo:rsid="00bd3292" style:font-size-asian="12pt" style:font-size-complex="12pt"/>
    </style:style>
    <style:style style:name="T46" style:family="text">
      <style:text-properties fo:font-variant="normal" fo:text-transform="none" style:use-window-font-color="true" style:font-name="Liberation Serif" fo:font-size="12pt" fo:letter-spacing="normal" fo:font-style="normal" fo:font-weight="normal" officeooo:rsid="0143184f" style:font-size-asian="12pt" style:font-size-complex="12pt"/>
    </style:style>
    <style:style style:name="T47" style:family="text">
      <style:text-properties fo:font-variant="normal" fo:text-transform="none" style:use-window-font-color="true" style:font-name="Liberation Serif" fo:font-size="12pt" fo:letter-spacing="normal" fo:font-style="normal" fo:font-weight="normal" officeooo:rsid="0143702d" style:font-size-asian="12pt" style:font-size-complex="12pt"/>
    </style:style>
    <style:style style:name="T48" style:family="text">
      <style:text-properties fo:font-variant="normal" fo:text-transform="none" style:use-window-font-color="true" style:font-name="Liberation Serif" fo:font-size="12pt" fo:letter-spacing="normal" fo:font-style="normal" fo:font-weight="normal" officeooo:rsid="01448f9f" style:font-size-asian="12pt" style:font-size-complex="12pt"/>
    </style:style>
    <style:style style:name="T49" style:family="text">
      <style:text-properties fo:font-variant="normal" fo:text-transform="none" style:use-window-font-color="true" style:font-name="Liberation Serif" fo:font-size="12pt" fo:letter-spacing="normal" fo:font-style="normal" fo:font-weight="normal" officeooo:rsid="01457285" style:font-size-asian="12pt" style:font-size-complex="12pt"/>
    </style:style>
    <style:style style:name="T50" style:family="text">
      <style:text-properties fo:font-variant="normal" fo:text-transform="none" style:use-window-font-color="true" style:font-name="Liberation Serif" fo:font-size="12pt" fo:letter-spacing="normal" fo:font-style="normal" fo:font-weight="normal" officeooo:rsid="014f0405" style:font-size-asian="12pt" style:font-size-complex="12pt"/>
    </style:style>
    <style:style style:name="T51" style:family="text">
      <style:text-properties fo:font-variant="normal" fo:text-transform="none" style:use-window-font-color="true" style:font-name="Liberation Serif" fo:font-size="12pt" fo:letter-spacing="normal" fo:font-style="normal" fo:font-weight="normal" officeooo:rsid="0155f78c" style:font-size-asian="12pt" style:font-size-complex="12pt"/>
    </style:style>
    <style:style style:name="T52" style:family="text">
      <style:text-properties fo:font-variant="normal" fo:text-transform="none" style:use-window-font-color="true" style:font-name="Liberation Serif" fo:font-size="12pt" fo:letter-spacing="normal" fo:font-style="normal" fo:font-weight="normal" officeooo:rsid="015fdc86" style:font-size-asian="12pt" style:font-size-complex="12pt"/>
    </style:style>
    <style:style style:name="T53" style:family="text">
      <style:text-properties fo:font-variant="normal" fo:text-transform="none" style:use-window-font-color="true" style:font-name="Liberation Serif" fo:font-size="12pt" fo:letter-spacing="normal" fo:font-style="normal" fo:font-weight="normal" officeooo:rsid="016ac548" style:font-size-asian="12pt" style:font-size-complex="12pt"/>
    </style:style>
    <style:style style:name="T54" style:family="text">
      <style:text-properties fo:font-variant="normal" fo:text-transform="none" style:use-window-font-color="true" style:font-name="Liberation Serif" fo:font-size="12pt" fo:letter-spacing="normal" fo:font-style="normal" fo:font-weight="normal" officeooo:rsid="01905bde" style:font-size-asian="12pt" style:font-size-complex="12pt"/>
    </style:style>
    <style:style style:name="T55" style:family="text">
      <style:text-properties fo:font-variant="normal" fo:text-transform="none" style:use-window-font-color="true" style:font-name="Liberation Serif" fo:font-size="12pt" fo:letter-spacing="normal" fo:font-style="normal" fo:font-weight="normal" officeooo:rsid="00b8a48b" fo:background-color="transparent" loext:char-shading-value="0" style:font-size-asian="12pt" style:font-size-complex="12pt"/>
    </style:style>
    <style:style style:name="T56" style:family="text">
      <style:text-properties fo:font-variant="normal" fo:text-transform="none" style:use-window-font-color="true" style:font-name="Liberation Serif" fo:font-size="12pt" fo:letter-spacing="normal" fo:font-style="normal" fo:font-weight="normal" officeooo:rsid="00c8f35d" fo:background-color="transparent" loext:char-shading-value="0" style:font-size-asian="12pt" style:font-size-complex="12pt"/>
    </style:style>
    <style:style style:name="T57" style:family="text">
      <style:text-properties fo:font-variant="normal" fo:text-transform="none" style:use-window-font-color="true" style:font-name="Liberation Serif" fo:font-size="12pt" fo:letter-spacing="normal" fo:font-style="normal" fo:font-weight="normal" officeooo:rsid="0130f803" fo:background-color="transparent" loext:char-shading-value="0" style:font-size-asian="12pt" style:font-size-complex="12pt"/>
    </style:style>
    <style:style style:name="T58" style:family="text">
      <style:text-properties fo:font-variant="normal" fo:text-transform="none" style:use-window-font-color="true" style:font-name="Liberation Serif" fo:font-size="12pt" fo:letter-spacing="normal" fo:font-style="normal" fo:font-weight="normal" officeooo:rsid="01318281" fo:background-color="transparent" loext:char-shading-value="0" style:font-size-asian="12pt" style:font-size-complex="12pt"/>
    </style:style>
    <style:style style:name="T59" style:family="text">
      <style:text-properties fo:font-variant="normal" fo:text-transform="none" style:use-window-font-color="true" style:font-name="Liberation Serif" fo:font-size="12pt" fo:letter-spacing="normal" fo:font-style="normal" fo:font-weight="normal" officeooo:rsid="0070b273" fo:background-color="transparent" loext:char-shading-value="0" style:font-size-asian="12pt" style:font-size-complex="12pt"/>
    </style:style>
    <style:style style:name="T60" style:family="text">
      <style:text-properties fo:font-variant="normal" fo:text-transform="none" style:use-window-font-color="true" style:font-name="Liberation Serif" fo:font-size="12pt" fo:letter-spacing="normal" fo:font-style="normal" fo:font-weight="normal" officeooo:rsid="014d9e6b" fo:background-color="transparent" loext:char-shading-value="0" style:font-size-asian="12pt" style:font-size-complex="12pt"/>
    </style:style>
    <style:style style:name="T61" style:family="text">
      <style:text-properties fo:font-variant="normal" fo:text-transform="none" style:use-window-font-color="true" style:font-name="Liberation Serif" fo:font-size="12pt" fo:letter-spacing="normal" fo:font-style="normal" fo:font-weight="normal" officeooo:rsid="014f0405" fo:background-color="transparent" loext:char-shading-value="0" style:font-size-asian="12pt" style:font-size-complex="12pt"/>
    </style:style>
    <style:style style:name="T62" style:family="text">
      <style:text-properties fo:font-variant="normal" fo:text-transform="none" style:use-window-font-color="true" style:font-name="Liberation Serif" fo:font-size="12pt" fo:letter-spacing="normal" fo:font-style="normal" fo:font-weight="normal" officeooo:rsid="01457285" fo:background-color="transparent" loext:char-shading-value="0" style:font-size-asian="12pt" style:font-size-complex="12pt"/>
    </style:style>
    <style:style style:name="T63" style:family="text">
      <style:text-properties fo:font-variant="normal" fo:text-transform="none" style:use-window-font-color="true" style:font-name="Liberation Serif" fo:font-size="12pt" fo:letter-spacing="normal" fo:font-style="normal" fo:font-weight="normal" officeooo:rsid="01715b6d" fo:background-color="transparent" loext:char-shading-value="0" style:font-size-asian="12pt" style:font-size-complex="12pt"/>
    </style:style>
    <style:style style:name="T64" style:family="text">
      <style:text-properties fo:font-variant="normal" fo:text-transform="none" style:font-name="Arial" fo:font-size="16.1000003814697pt" fo:letter-spacing="normal" fo:font-style="normal" fo:font-weight="bold" officeooo:rsid="00a21f27" style:font-size-asian="16.1000003814697pt" style:font-weight-asian="bold" style:font-size-complex="16.1000003814697pt" style:font-weight-complex="bold"/>
    </style:style>
    <style:style style:name="T65" style:family="text">
      <style:text-properties fo:font-variant="normal" fo:text-transform="none" style:font-name="Liberation Serif" fo:font-size="12pt" fo:letter-spacing="normal" fo:font-style="normal" fo:font-weight="normal" officeooo:rsid="00a52069" style:font-size-asian="12pt" style:font-size-complex="12pt"/>
    </style:style>
    <style:style style:name="T66" style:family="text">
      <style:text-properties fo:font-variant="normal" fo:text-transform="none" style:font-name="Liberation Serif" fo:font-size="12pt" fo:letter-spacing="normal" fo:font-style="normal" fo:font-weight="normal" officeooo:rsid="00a5cf80" style:font-size-asian="12pt" style:font-size-complex="12pt"/>
    </style:style>
    <style:style style:name="T67" style:family="text">
      <style:text-properties fo:font-variant="normal" fo:text-transform="none" style:font-name="Liberation Serif" fo:font-size="12pt" fo:letter-spacing="normal" fo:font-style="normal" fo:font-weight="normal" officeooo:rsid="00b0c145" style:font-size-asian="12pt" style:font-size-complex="12pt"/>
    </style:style>
    <style:style style:name="T68" style:family="text">
      <style:text-properties fo:font-variant="normal" fo:text-transform="none" style:font-name="Liberation Serif" fo:font-size="12pt" fo:letter-spacing="normal" fo:font-style="normal" fo:font-weight="normal" officeooo:rsid="00aee92e" style:font-size-asian="12pt" style:font-size-complex="12pt"/>
    </style:style>
    <style:style style:name="T69" style:family="text">
      <style:text-properties fo:font-variant="normal" fo:text-transform="none" style:font-name="Liberation Serif" fo:font-size="12pt" fo:letter-spacing="normal" fo:font-style="normal" style:text-underline-style="none" fo:font-weight="normal" officeooo:rsid="00a52069" style:font-size-asian="12pt" style:font-size-complex="12pt"/>
    </style:style>
    <style:style style:name="T70" style:family="text">
      <style:text-properties fo:font-variant="normal" fo:text-transform="none" style:font-name="Liberation Serif" fo:font-size="12pt" fo:letter-spacing="normal" fo:font-style="normal" style:text-underline-style="none" fo:font-weight="normal" officeooo:rsid="00a6f8c0" style:font-size-asian="12pt" style:font-size-complex="12pt"/>
    </style:style>
    <style:style style:name="T71" style:family="text">
      <style:text-properties fo:font-variant="normal" fo:text-transform="none" style:font-name="Liberation Serif" fo:font-size="16.1000003814697pt" fo:letter-spacing="normal" fo:font-style="normal" fo:font-weight="bold" officeooo:rsid="00a21f27" style:font-size-asian="16.1000003814697pt" style:font-weight-asian="bold" style:font-size-complex="16.1000003814697pt" style:font-weight-complex="bold"/>
    </style:style>
    <style:style style:name="T72" style:family="text">
      <style:text-properties fo:font-variant="normal" fo:text-transform="none" fo:letter-spacing="normal" fo:font-style="normal" style:text-underline-style="solid" style:text-underline-width="auto" style:text-underline-color="font-color"/>
    </style:style>
    <style:style style:name="T73" style:family="text">
      <style:text-properties fo:font-variant="normal" fo:text-transform="none" fo:letter-spacing="normal" fo:font-style="normal" style:text-underline-style="solid" style:text-underline-width="auto" style:text-underline-color="font-color" officeooo:rsid="00bbcdef"/>
    </style:style>
    <style:style style:name="T74" style:family="text">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T75" style:family="text">
      <style:text-properties fo:font-variant="normal" fo:text-transform="none" fo:color="#000000" style:font-name="Liberation Serif" fo:font-size="12pt" fo:letter-spacing="normal" fo:font-style="normal" fo:font-weight="normal" officeooo:rsid="00d5e4d2" style:font-size-asian="12pt" style:font-weight-asian="normal" style:font-size-complex="12pt" style:font-weight-complex="normal"/>
    </style:style>
    <style:style style:name="T76" style:family="text">
      <style:text-properties fo:font-variant="normal" fo:text-transform="none" fo:color="#000000" style:font-name="Liberation Serif" fo:font-size="12pt" fo:letter-spacing="normal" fo:font-style="normal" fo:font-weight="normal" officeooo:rsid="016ec633" style:font-size-asian="12pt" style:font-weight-asian="normal" style:font-size-complex="12pt" style:font-weight-complex="normal"/>
    </style:style>
    <style:style style:name="T77" style:family="text">
      <style:text-properties fo:font-variant="normal" fo:text-transform="none" fo:color="#000000" style:font-name="Liberation Serif" fo:font-size="12pt" fo:letter-spacing="normal" fo:font-style="normal" fo:font-weight="normal" officeooo:rsid="00d68cfd" style:font-size-asian="12pt" style:font-weight-asian="normal" style:font-size-complex="12pt" style:font-weight-complex="normal"/>
    </style:style>
    <style:style style:name="T78" style:family="text">
      <style:text-properties fo:font-variant="normal" fo:text-transform="none" fo:color="#000000" style:font-name="Liberation Serif" fo:font-size="12pt" fo:letter-spacing="normal" fo:font-style="normal" fo:font-weight="normal" officeooo:rsid="016f62f6" style:font-size-asian="12pt" style:font-weight-asian="normal" style:font-size-complex="12pt" style:font-weight-complex="normal"/>
    </style:style>
    <style:style style:name="T79" style:family="text">
      <style:text-properties fo:font-variant="normal" fo:text-transform="none" fo:color="#000000" style:font-name="Liberation Serif" fo:font-size="12pt" fo:letter-spacing="normal" fo:font-style="normal" fo:font-weight="normal" officeooo:rsid="016ffac4" style:font-size-asian="12pt" style:font-weight-asian="normal" style:font-size-complex="12pt" style:font-weight-complex="normal"/>
    </style:style>
    <style:style style:name="T80" style:family="text">
      <style:text-properties fo:font-variant="normal" fo:text-transform="none" fo:color="#000000" style:font-name="Liberation Serif" fo:font-size="12pt" fo:letter-spacing="normal" fo:font-style="normal" fo:font-weight="normal" officeooo:rsid="01705670" style:font-size-asian="12pt" style:font-weight-asian="normal" style:font-size-complex="12pt" style:font-weight-complex="normal"/>
    </style:style>
    <style:style style:name="T81" style:family="text">
      <style:text-properties fo:font-variant="normal" fo:text-transform="none" fo:color="#000000" style:font-name="Liberation Serif" fo:font-size="12pt" fo:letter-spacing="normal" fo:font-style="normal" fo:font-weight="normal" officeooo:rsid="01715b6d" style:font-size-asian="12pt" style:font-weight-asian="normal" style:font-size-complex="12pt" style:font-weight-complex="normal"/>
    </style:style>
    <style:style style:name="T82" style:family="text">
      <style:text-properties fo:font-variant="normal" fo:text-transform="none" fo:color="#000000" style:font-name="Liberation sans Serif" fo:font-size="10.5pt" fo:letter-spacing="normal" officeooo:rsid="01355eef" style:font-size-asian="10.5pt" style:font-size-complex="10.5pt"/>
    </style:style>
    <style:style style:name="T83" style:family="text">
      <style:text-properties fo:font-variant="normal" fo:text-transform="none" fo:color="#000000" style:font-name="Liberation sans Serif" fo:font-size="10.5pt" fo:letter-spacing="normal" officeooo:rsid="013797a9" style:font-size-asian="10.5pt" style:font-size-complex="10.5pt"/>
    </style:style>
    <style:style style:name="T84" style:family="text">
      <style:text-properties fo:font-variant="normal" fo:text-transform="none" fo:color="#000000" style:font-name="Liberation sans Serif" fo:font-size="10.5pt" fo:letter-spacing="normal" fo:font-style="normal" fo:font-weight="normal" officeooo:rsid="01355eef" style:font-size-asian="10.5pt" style:font-size-complex="10.5pt"/>
    </style:style>
    <style:style style:name="T85" style:family="text">
      <style:text-properties fo:font-variant="normal" fo:text-transform="none" fo:color="#000000" style:font-name="Liberation sans Serif" fo:font-size="10.5pt" fo:letter-spacing="normal" fo:font-style="normal" fo:font-weight="normal" officeooo:rsid="013677ef" style:font-size-asian="10.5pt" style:font-size-complex="10.5pt"/>
    </style:style>
    <style:style style:name="T86" style:family="text">
      <style:text-properties fo:font-variant="normal" fo:text-transform="none" fo:color="#000000" style:font-name="Liberation sans Serif" fo:font-size="10.5pt" fo:letter-spacing="normal" fo:font-style="normal" fo:font-weight="normal" officeooo:rsid="0138a46d" style:font-size-asian="10.5pt" style:font-size-complex="10.5pt"/>
    </style:style>
    <style:style style:name="T87" style:family="text">
      <style:text-properties fo:font-variant="normal" fo:text-transform="none" fo:color="#000000" style:text-line-through-style="none" style:text-line-through-type="none" style:font-name="Liberation sans Serif" fo:font-size="10.5pt" fo:letter-spacing="normal" fo:font-style="normal" style:text-underline-style="none" fo:font-weight="normal" officeooo:rsid="01355eef" style:text-blinking="false" style:font-size-asian="10.5pt" style:font-size-complex="10.5pt"/>
    </style:style>
    <style:style style:name="T88" style:family="text">
      <style:text-properties style:font-name="Liberation Serif" fo:font-size="12pt" officeooo:rsid="00ac032c" style:font-size-asian="12pt" style:font-size-complex="12pt"/>
    </style:style>
    <style:style style:name="T89" style:family="text">
      <style:text-properties style:font-name="Liberation Serif" fo:font-size="12pt" officeooo:rsid="00aee92e" style:font-size-asian="12pt" style:font-size-complex="12pt"/>
    </style:style>
    <style:style style:name="T90" style:family="text">
      <style:text-properties officeooo:rsid="00b8a48b"/>
    </style:style>
    <style:style style:name="T91" style:family="text">
      <style:text-properties officeooo:rsid="00c4d535"/>
    </style:style>
    <style:style style:name="T92" style:family="text">
      <style:text-properties officeooo:rsid="00cccfad"/>
    </style:style>
    <style:style style:name="T93" style:family="text">
      <style:text-properties officeooo:rsid="00cdffcf"/>
    </style:style>
    <style:style style:name="T94" style:family="text">
      <style:text-properties officeooo:rsid="00ce0ff4"/>
    </style:style>
    <style:style style:name="T95" style:family="text">
      <style:text-properties officeooo:rsid="0114c801"/>
    </style:style>
    <style:style style:name="T96" style:family="text">
      <style:text-properties officeooo:rsid="0116157c"/>
    </style:style>
    <style:style style:name="T97" style:family="text">
      <style:text-properties officeooo:rsid="0118ac84"/>
    </style:style>
    <style:style style:name="T98" style:family="text">
      <style:text-properties officeooo:rsid="011d669f"/>
    </style:style>
    <style:style style:name="T99" style:family="text">
      <style:text-properties officeooo:rsid="012da51d"/>
    </style:style>
    <style:style style:name="T100" style:family="text">
      <style:text-properties officeooo:rsid="012de02e"/>
    </style:style>
    <style:style style:name="T101" style:family="text">
      <style:text-properties officeooo:rsid="003ef763"/>
    </style:style>
    <style:style style:name="T102" style:family="text">
      <style:text-properties officeooo:rsid="01355eef"/>
    </style:style>
    <style:style style:name="T103" style:family="text">
      <style:text-properties fo:color="#000000" style:font-name="Liberation sans Serif" fo:font-size="10.5pt" officeooo:rsid="01355eef" style:font-size-asian="10.5pt" style:font-size-complex="10.5pt"/>
    </style:style>
    <style:style style:name="T104" style:family="text">
      <style:text-properties officeooo:rsid="013a9fb8"/>
    </style:style>
    <style:style style:name="T105" style:family="text">
      <style:text-properties officeooo:rsid="013e56c1"/>
    </style:style>
    <style:style style:name="T106" style:family="text">
      <style:text-properties officeooo:rsid="01480760"/>
    </style:style>
    <style:style style:name="T107" style:family="text">
      <style:text-properties officeooo:rsid="01498451"/>
    </style:style>
    <style:style style:name="T108" style:family="text">
      <style:text-properties officeooo:rsid="014bf1ca"/>
    </style:style>
    <style:style style:name="T109" style:family="text">
      <style:text-properties officeooo:rsid="014899c0"/>
    </style:style>
    <style:style style:name="T110" style:family="text">
      <style:text-properties officeooo:rsid="0149fc1b"/>
    </style:style>
    <style:style style:name="T111" style:family="text">
      <style:text-properties officeooo:rsid="015dd27a"/>
    </style:style>
    <style:style style:name="T112" style:family="text">
      <style:text-properties officeooo:rsid="0163035a"/>
    </style:style>
    <style:style style:name="T113" style:family="text">
      <style:text-properties officeooo:rsid="016494e5"/>
    </style:style>
    <style:style style:name="T114" style:family="text">
      <style:text-properties officeooo:rsid="0178c5bc"/>
    </style:style>
    <style:style style:name="T115" style:family="text">
      <style:text-properties officeooo:rsid="017fed2f"/>
    </style:style>
    <style:style style:name="T116" style:family="text">
      <style:text-properties officeooo:rsid="018288e0"/>
    </style:style>
    <style:style style:name="T117" style:family="text">
      <style:text-properties officeooo:rsid="01833007"/>
    </style:style>
    <style:style style:name="T118" style:family="text">
      <style:text-properties officeooo:rsid="018a7643"/>
    </style:style>
    <style:style style:name="T119" style:family="text">
      <style:text-properties officeooo:rsid="01905bde"/>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3.704cm, 0.654cm, 0.663cm, 0.522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style:background-transparency="100%" draw:fill="none" fo:padding="0cm" fo:border="none"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
      <text:p text:style-name="Title">T.E.R.</text:p>
      <text:p text:style-name="Subtitle"/>
      <text:p text:style-name="Subtitle">Moteur de présentation interactif guidé par la voix</text:p>
      <text:p text:style-name="Subtitle">Master 1 Informatique</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66">Table des matières</text:p>
          </text:index-title>
          <text:p text:style-name="P67"><text:a xlink:type="simple" xlink:href="#__RefHeading__858_1272798620" text:style-name="Index_20_Link" text:visited-style-name="Index_20_Link">I.Remerciement<text:tab/>3</text:a></text:p>
          <text:p text:style-name="P67"><text:a xlink:type="simple" xlink:href="#__RefHeading__311_1605037633" text:style-name="Index_20_Link" text:visited-style-name="Index_20_Link">II.Introduction<text:tab/>4</text:a></text:p>
          <text:p text:style-name="P67"><text:a xlink:type="simple" xlink:href="#__RefHeading___Toc712_1202500394" text:style-name="Index_20_Link" text:visited-style-name="Index_20_Link">III.État de l'art<text:tab/>5</text:a></text:p>
          <text:p text:style-name="P68"><text:a xlink:type="simple" xlink:href="#__RefHeading___Toc647_1052787457" text:style-name="Index_20_Link" text:visited-style-name="Index_20_Link"><text:s/>III.1.</text:a><text:a xlink:type="simple" xlink:href="#__RefHeading___Toc647_1052787457" text:style-name="Index_20_Link" text:visited-style-name="Index_20_Link">I</text:a><text:a xlink:type="simple" xlink:href="#__RefHeading___Toc647_1052787457" text:style-name="Index_20_Link" text:visited-style-name="Index_20_Link">nterface vocale</text:a><text:a xlink:type="simple" xlink:href="#__RefHeading___Toc647_1052787457" text:style-name="Index_20_Link" text:visited-style-name="Index_20_Link"><text:tab/>5</text:a></text:p>
          <text:p text:style-name="P68"><text:a xlink:type="simple" xlink:href="#__RefHeading___Toc649_1052787457" text:style-name="Index_20_Link" text:visited-style-name="Index_20_Link"><text:s/>III.2.Outils de présentation de diaporama<text:tab/>6</text:a></text:p>
          <text:p text:style-name="P67"><text:a xlink:type="simple" xlink:href="#__RefHeading___Toc1190_326239094" text:style-name="Index_20_Link" text:visited-style-name="Index_20_Link">IV.Projet existant :<text:tab/>7</text:a></text:p>
          <text:p text:style-name="P67"><text:a xlink:type="simple" xlink:href="#__RefHeading__868_1272798620" text:style-name="Index_20_Link" text:visited-style-name="Index_20_Link">V. Organisation<text:tab/>8</text:a></text:p>
          <text:p text:style-name="P68"><text:a xlink:type="simple" xlink:href="#__RefHeading__885_760520063" text:style-name="Index_20_Link" text:visited-style-name="Index_20_Link"><text:s/>V.1.Outils fournis<text:tab/>8</text:a></text:p>
          <text:p text:style-name="P68"><text:a xlink:type="simple" xlink:href="#__RefHeading__970_1272798620" text:style-name="Index_20_Link" text:visited-style-name="Index_20_Link"><text:s/>V.2.Travail prévu<text:tab/>8</text:a></text:p>
          <text:p text:style-name="P69"><text:a xlink:type="simple" xlink:href="#__RefHeading___Toc1192_326239094" text:style-name="Index_20_Link" text:visited-style-name="Index_20_Link"><text:s/>a)Diagrammes des outils existants<text:tab/>8</text:a></text:p>
          <text:p text:style-name="P69"><text:a xlink:type="simple" xlink:href="#__RefHeading___Toc1194_326239094" text:style-name="Index_20_Link" text:visited-style-name="Index_20_Link"><text:s/>b)Diagramme des classes non existantes<text:tab/>10</text:a></text:p>
          <text:p text:style-name="P67"><text:a xlink:type="simple" xlink:href="#__RefHeading__870_1272798620" text:style-name="Index_20_Link" text:visited-style-name="Index_20_Link">VI.Travail effectué<text:tab/>11</text:a></text:p>
          <text:p text:style-name="P68"><text:a xlink:type="simple" xlink:href="#__RefHeading__887_760520063" text:style-name="Index_20_Link" text:visited-style-name="Index_20_Link"><text:s/>VI.1.Beamer/XML<text:tab/>11</text:a></text:p>
          <text:p text:style-name="P69"><text:a xlink:type="simple" xlink:href="#__RefHeading__889_760520063" text:style-name="Index_20_Link" text:visited-style-name="Index_20_Link"><text:s/>a)Choix technique <text:tab/>11</text:a></text:p>
          <text:p text:style-name="P69"><text:a xlink:type="simple" xlink:href="#__RefHeading__891_760520063" text:style-name="Index_20_Link" text:visited-style-name="Index_20_Link"><text:s/>b)Développement<text:tab/>11</text:a></text:p>
          <text:p text:style-name="P69"><text:a xlink:type="simple" xlink:href="#__RefHeading___Toc1196_326239094" text:style-name="Index_20_Link" text:visited-style-name="Index_20_Link"><text:s/>c)Gestion du temps<text:tab/>13</text:a></text:p>
          <text:p text:style-name="P68"><text:a xlink:type="simple" xlink:href="#__RefHeading__878_1272798620" text:style-name="Index_20_Link" text:visited-style-name="Index_20_Link"><text:s/>VI.2.Client/Serveur<text:tab/>13</text:a></text:p>
          <text:p text:style-name="P69"><text:a xlink:type="simple" xlink:href="#__RefHeading__893_760520063" text:style-name="Index_20_Link" text:visited-style-name="Index_20_Link"><text:s/>a)Choix techniques<text:tab/>13</text:a></text:p>
          <text:p text:style-name="P69"><text:a xlink:type="simple" xlink:href="#__RefHeading__895_760520063" text:style-name="Index_20_Link" text:visited-style-name="Index_20_Link"><text:s/>b)Développement<text:tab/>13</text:a></text:p>
          <text:p text:style-name="P69"><text:a xlink:type="simple" xlink:href="#__RefHeading___Toc1198_326239094" text:style-name="Index_20_Link" text:visited-style-name="Index_20_Link"><text:s/>c)Gestion du temps<text:tab/>15</text:a></text:p>
          <text:p text:style-name="P68"><text:a xlink:type="simple" xlink:href="#__RefHeading__880_1272798620" text:style-name="Index_20_Link" text:visited-style-name="Index_20_Link"><text:s/>VI.3.Affichage/Modification des diapositives<text:tab/>15</text:a></text:p>
          <text:p text:style-name="P69"><text:a xlink:type="simple" xlink:href="#__RefHeading__897_760520063" text:style-name="Index_20_Link" text:visited-style-name="Index_20_Link"><text:s/>a)Choix technique<text:tab/>15</text:a></text:p>
          <text:p text:style-name="P69"><text:a xlink:type="simple" xlink:href="#__RefHeading__899_760520063" text:style-name="Index_20_Link" text:visited-style-name="Index_20_Link"><text:s/>b)Développement<text:tab/>15</text:a></text:p>
          <text:p text:style-name="P69"><text:a xlink:type="simple" xlink:href="#__RefHeading___Toc1200_326239094" text:style-name="Index_20_Link" text:visited-style-name="Index_20_Link"><text:s/>c)Gestion du temps<text:tab/>16</text:a></text:p>
          <text:p text:style-name="P68"><text:a xlink:type="simple" xlink:href="#__RefHeading___Toc1202_326239094" text:style-name="Index_20_Link" text:visited-style-name="Index_20_Link"><text:s/>VI.4.Clarification du code, documentation et tests<text:tab/>16</text:a></text:p>
          <text:p text:style-name="P69"><text:a xlink:type="simple" xlink:href="#__RefHeading___Toc1204_326239094" text:style-name="Index_20_Link" text:visited-style-name="Index_20_Link"><text:s/>a)Gestion du temps<text:tab/>16</text:a></text:p>
          <text:p text:style-name="P67"><text:a xlink:type="simple" xlink:href="#__RefHeading__901_760520063" text:style-name="Index_20_Link" text:visited-style-name="Index_20_Link">VII.Difficultés rencontrées<text:tab/>16</text:a></text:p>
          <text:p text:style-name="P67"><text:a xlink:type="simple" xlink:href="#__RefHeading___Toc716_1202500394" text:style-name="Index_20_Link" text:visited-style-name="Index_20_Link">VIII.Conclusion<text:tab/>17</text:a></text:p>
          <text:p text:style-name="P67"><text:a xlink:type="simple" xlink:href="#__RefHeading__333_1605037633" text:style-name="Index_20_Link" text:visited-style-name="Index_20_Link">IX.Annexes<text:tab/>18</text:a></text:p>
          <text:p text:style-name="P68"><text:a xlink:type="simple" xlink:href="#__RefHeading__674_429737333" text:style-name="Index_20_Link" text:visited-style-name="Index_20_Link"><text:s/>IX.1.Annexes 1<text:tab/>18</text:a></text:p>
        </text:index-body>
      </text:table-of-content>
      <text:h text:style-name="P83" text:outline-level="1"/>
      <text:h text:style-name="P87" text:outline-level="1"><text:bookmark-start text:name="__RefHeading__858_1272798620"/>Remerciement<text:bookmark-end text:name="__RefHeading__858_1272798620"/></text:h>
      <text:p text:style-name="P23">Nous tenons à remercier tout particulièrement notre <text:span text:style-name="T36">tuteur</text:span>, <text:span text:style-name="T37">M</text:span>onsieur Frédéric Béchet. Il <text:span text:style-name="T119">a</text:span> toujours été à notre écoute lors de nos différentes questions que cela soit par mail ou lors des différents rendez-vous. <text:span text:style-name="T108">Il </text:span>nous a aidé tout au long de ce T.E.R. <text:span text:style-name="T112">On le remercie aussi de nous avoir permis d'utiliser les outils.</text:span></text:p>
      <text:p text:style-name="P2"><text:span text:style-name="T10"><text:line-break/>Nous remercions aussi M</text:span><text:span text:style-name="T14">onsieur</text:span><text:span text:style-name="T10"> Benoît Favre, qui n</text:span><text:span text:style-name="T14">ous a aidé à installer les outils, et qui a répondu à </text:span><text:span text:style-name="T23">toutes</text:span><text:span text:style-name="T14"> nos questions</text:span><text:span text:style-name="T10">.</text:span></text:p>
      <text:h text:style-name="P88" text:outline-level="1"><text:bookmark-start text:name="__RefHeading__311_1605037633"/>Introduction<text:bookmark-end text:name="__RefHeading__311_1605037633"/></text:h>
      <text:p text:style-name="P54">De nos jours, toutes les présentations se font à l'aide d'une souris, télécommande, clavier pour le contrôle des diapositives. Ce qui peut-être gênant pour un orateur lors d'une conférence.</text:p>
      <text:p text:style-name="P53">Afin de remédier à tous ces problèmes, notre projet à pour but de faciliter l'interaction entre les diapositives et l'utilisateur et cela à l'aide de sa voix.</text:p>
      <text:p text:style-name="P53">En se basant sur le discours énoncé, l'application pourra situer l'avancement de la présentation. Ainsi une fois que l'utilisateur finit d'exposer la diapositive courante, le programme passe à la suivante automatiquement.</text:p>
      <text:p text:style-name="P53">La présentation devient alors plus naturelle par la fluidité du changement de chaque diapositive, en effet l'utilisateur devient libre de ses mouvements mais aussi de ses déplacements.</text:p>
      <text:p text:style-name="P53">La méthode agile a été utilisé<text:span text:style-name="T119">e</text:span> pour la réalisation de ce projet, cette méthode est incrémentale, c'est-à-dire que chaque semaine, un entretien avec le client a eu lieu. Ainsi le client pouvait voir l'état d'avancement du projet, mais aussi définir de nouveaux besoins.</text:p>
      <text:p text:style-name="P21">Dans un premier temps, un logiciel de version a été mis en place pour le projet, afin que les membres de l'équipe puisse travailler et faire la fusion de leur travail plus facilement. Ensuite, un cahier <text:span text:style-name="T112">des </text:span>charges à été rédig<text:span text:style-name="T112">é</text:span> afin de cerner les besoins du projet.</text:p>
      <text:p text:style-name="P19">Pour la répartition des tâches, cela fut rapide étant donné le nombre restreint de personnes au sein de l’équipe.</text:p>
      <text:p text:style-name="P19">Yemouna s'est chargé<text:span text:style-name="T111">e</text:span> principalement de la partie lecture d'un fichier Beamer, mise en place de la structuration et construction du fichier XML ainsi que son écriture. </text:p>
      <text:p text:style-name="P19">Kévin et Thomas se sont occupé<text:span text:style-name="T112">s</text:span> de la partie client/serveur, <text:span text:style-name="T119">du moteur de diapositives ainsi que de la clarification et de la documentation du code</text:span>.</text:p>
      <text:p text:style-name="P19">Les membre du groupes se sont bien entendu retrouvés chaque semaine afin de procéder au bon développement du projet; mais aussi pour échanger des idées et s'entraider <text:span text:style-name="T112">afin d'</text:span>effectuer les différentes tâche<text:span text:style-name="T112">s</text:span> respectives.</text:p>
      <text:p text:style-name="P20"/>
      <text:h text:style-name="P89" text:outline-level="1"><text:bookmark-start text:name="__RefHeading___Toc712_1202500394"/>État de l'art <text:bookmark-end text:name="__RefHeading___Toc712_1202500394"/></text:h>
      <text:h text:style-name="P91" text:outline-level="2"><text:bookmark-start text:name="__RefHeading___Toc647_1052787457"/><text:span text:style-name="T64">I</text:span><text:span text:style-name="T71">nterface vocale</text:span><text:bookmark-end text:name="__RefHeading___Toc647_1052787457"/></text:h>
      <text:p text:style-name="P17">Depuis, la R<text:span text:style-name="T119">echerche </text:span>&amp; <text:span text:style-name="T119">Développement</text:span>, la puissance des machines, des ordinateur<text:span text:style-name="T119">s</text:span> et des réseaux, l'optimisation des lexiques et phonèmes ont opéré des changements radicaux sur l'efficacité et la fiabilité des système vocaux.</text:p>
      <text:p text:style-name="P22"><text:span text:style-name="T88">Ainsi, </text:span><text:span text:style-name="T89">depuis </text:span><text:span text:style-name="T65">Windows Vista, le système d'exploitation de Microsoft intègre une fonction </text:span><text:span text:style-name="T69">de </text:span><text:span text:style-name="T70">reconnaissance vocale</text:span><text:span text:style-name="T69"> permettant aussi bi</text:span><text:span text:style-name="T65">en la dictée de textes que le pilotage de l'interface et des logiciels à la voix.</text:span></text:p>
      <text:p text:style-name="P22"><text:span text:style-name="T66">Aussi, Microsoft a conçu en septembre 2008 un périphérique «Kinect » permettant de </text:span><text:span text:style-name="T67">contrôler</text:span><text:span text:style-name="T66"> les jeux vidéos sans utiliser de manette. Elle permet d’interagir par commande vocale, reconnaissance de mouvement et d'image.</text:span></text:p>
      <text:p text:style-name="P22"><text:span text:style-name="T66">De même, Apple </text:span><text:span text:style-name="T67">a</text:span><text:span text:style-name="T66"> développ</text:span><text:span text:style-name="T67">é</text:span><text:span text:style-name="T66"> une application informatique de commande vocale qui comprend les instructions verbales données par les utilisateurs et répond à leur requêtes. Siri permet de réaliser plusieurs </text:span><text:span text:style-name="T68">interactions</text:span><text:span text:style-name="T66"> entre la voix de l'utilisateur et les applications du système iOS comme navigateur, les applications de sms, l'application de téléphone ou encore de Mail. </text:span></text:p>
      <text:p text:style-name="P48"><text:span text:style-name="T73">F</text:span><text:span text:style-name="T72">onctionnement de la reconnaissance vocale :</text:span></text:p>
      <text:p text:style-name="P49"><text:span text:style-name="T75">L</text:span><text:span text:style-name="T74">a reconnaissance vocale est une technique qui reconnaît dans une suite de signaux sonores les phonèmes et les phrases prononcées par un locuteur. Un son correspondant à un mot prononcé oralement devant le microphone, qui convertit le signal acoustique en un signal électrique. Celui-ci est soumis à un prétraitement, puis il subit la paramétrisation qui est l'extraction de paramètres. Ce traitement s'applique tant </text:span><text:span text:style-name="T76">en phase d'apprentissage qu'en phase de reconnaissance. </text:span></text:p>
      <text:p text:style-name="P50"><text:span text:style-name="T80">A</text:span><text:span text:style-name="T76"> </text:span><text:span text:style-name="T74">partir d'un corpus d'apprentissage, trois modèles sont </text:span><text:span text:style-name="T81">construits</text:span><text:span text:style-name="T74">:</text:span></text:p>
      <text:list xml:id="list9186975514306505446" text:style-name="L1">
        <text:list-item>
          <text:p text:style-name="P70"><text:span text:style-name="T74">Modèles acoustiques : Consiste à superposer deux sons et à chercher le son qui se rapproche le plus de celui qui a été capt</text:span><text:span text:style-name="T78">uré</text:span><text:span text:style-name="T74"> pa</text:span><text:span text:style-name="T78">r</text:span><text:span text:style-name="T74"> le </text:span><text:span text:style-name="T79">microphone</text:span><text:span text:style-name="T74">,</text:span></text:p>
        </text:list-item>
        <text:list-item>
          <text:p text:style-name="P71">Modèles lexicaux : Contient tous les mots à reconnaître avec toutes les prononciations possibles.</text:p>
        </text:list-item>
        <text:list-item>
          <text:p text:style-name="P70"><text:span text:style-name="T74">Modèles de langage : </text:span><text:span text:style-name="T78">Contient la </text:span><text:span text:style-name="T75">probabilité </text:span><text:span text:style-name="T77">de chaque suite de mots.</text:span></text:p>
        </text:list-item>
      </text:list>
      <text:p text:style-name="P51"><text:span text:style-name="T77">C</text:span><text:span text:style-name="T74">es trois modèles rassemblés permettent de calculer la probabilité de toutes suite de mots étant donné un signal vocal observé.</text:span></text:p>
      <text:p text:style-name="P72"><draw:frame draw:style-name="fr1" draw:name="Cadre1" text:anchor-type="paragraph" svg:y="0.092cm" svg:width="15.787cm" draw:z-index="17"><draw:text-box fo:min-height="6.285cm"><text:p text:style-name="Illustration">Illustration <text:sequence text:ref-name="refIllustration0" text:name="Illustration" text:formula="ooow:Illustration+1" style:num-format="1">2</text:sequence>: Fonctionnement de <text:span text:style-name="T106">la</text:span> reconnaissance vocale</text:p></draw:text-box></draw:frame><draw:frame draw:style-name="fr2" draw:name="Cadre6" text:anchor-type="paragraph" svg:width="15.99cm" draw:z-index="20"><draw:text-box fo:min-height="7.553cm"><text:p text:style-name="Illustration"><draw:frame draw:style-name="fr5" draw:name="Image5" text:anchor-type="paragraph" svg:width="15.99cm" svg:height="7.553cm" style:rel-height="scale" draw:z-index="21"><draw:image/></draw:frame>Illustration <text:sequence text:ref-name="refIllustration1" text:name="Illustration" text:formula="ooow:Illustration+1" style:num-format="1">1</text:sequence>: Fonctionnement de la reconnaissance vocale</text:p></draw:text-box></draw:frame><text:soft-page-break/></text:p>
      <text:h text:style-name="P92" text:outline-level="2"><text:bookmark-start text:name="__RefHeading___Toc649_1052787457"/>Outils de <text:span text:style-name="T90">présentation</text:span> de diaporama<text:bookmark-end text:name="__RefHeading___Toc649_1052787457"/></text:h>
      <text:p text:style-name="P18"><text:span text:style-name="T51">À</text:span><text:span text:style-name="T40"> </text:span><text:span text:style-name="T39">l'époque, les conférenciers faisaient leur présentation à l'aide du tableau, ce qui n'était pas très pratique pour l'orateur. </text:span></text:p>
      <text:p text:style-name="P15">Par la suite, les rétroprojecteurs sont apparus, ce qui était bien plus pratique pour le conférencier mais aussi pour l'auditoire. Cependant l'utilisateur était contraint de changer les transparents, ce qui prenait du temps et rendait la présentation moins <text:s/>dynami<text:span text:style-name="T10">que.</text:span></text:p>
      <text:p text:style-name="P18"><text:span text:style-name="T39">Bien plus tard, les présentations numérique voient le jour, à l'aide d'un vidéo projecteur, un ordinateur et un logiciel de présentation (PowerPoint, Beamer…). <text:s/>Les premières présentations étaient statiques, avec des diapositives qui représentaient les transparents du rétroprojecteur. </text:span><text:span text:style-name="T54">Par la suite</text:span><text:span text:style-name="T39">, </text:span><text:span text:style-name="T54">P</text:span><text:span text:style-name="T39">ower</text:span><text:span text:style-name="T54">P</text:span><text:span text:style-name="T39">oint a évolué en intégrant des animations, </text:span><text:span text:style-name="T44">ce qui a pour effet de rendre les présentations plus attractives pour l'auditoire et le conférencier.</text:span></text:p>
      <text:p text:style-name="P7"><text:span text:style-name="T44">Dernièrement, une alternative à PowerPoint a été cré</text:span><text:span text:style-name="T54">ée</text:span><text:span text:style-name="T44"> nommé Prezi. C'est un outil de bureautique interactif qui permet de modéliser une présentation sans diapositives. L'interface est dotée d'un plan de travail virtuel, constitué de plusieurs espaces qui seront par la suite zoomé ou </text:span><text:span text:style-name="T48">dé-zoomé</text:span><text:span text:style-name="T44">. <text:s/>Les espaces de travail peuvent contenir du texte, des images, des vidéos et des liens.</text:span></text:p>
      <text:h text:style-name="P83" text:outline-level="1"/>
      <text:h text:style-name="P86" text:outline-level="1"><text:bookmark-start text:name="__RefHeading___Toc1190_326239094"/>Projet existant :<text:bookmark-end text:name="__RefHeading___Toc1190_326239094"/></text:h>
      <text:p text:style-name="P6"><text:span text:style-name="T60">U</text:span><text:span text:style-name="T62">n</text:span><text:span text:style-name="T59">e version du moteur de présentation interactif guidé par la voix a été </text:span><text:span text:style-name="T63">développée</text:span><text:span text:style-name="T61"> par Benoit Favre, Mickael Rouvier, Frédéric Bechet <text:s/>et Rocio Berenguer. </text:span></text:p>
      <text:p text:style-name="P10"><text:span text:style-name="T46">L</text:span><text:span text:style-name="T50">a version </text:span><text:span text:style-name="T41"><text:s/>était adapté</text:span><text:span text:style-name="T52">e</text:span><text:span text:style-name="T41"> </text:span><text:span text:style-name="T42">à un</text:span><text:span text:style-name="T41"> spectacle </text:span><text:span text:style-name="T46">pour des artistes</text:span><text:span text:style-name="T41">. </text:span><text:span text:style-name="T48">P</text:span><text:span text:style-name="T46">uisqu'il fallait prendre en compte l'environnement bruyants et la musique de fond, le logiciel de reconnaissance vocale devait offrir un niveau de performances élevé. De plus, l'accent des artistes était une contrainte </text:span><text:span text:style-name="T48">à prendre en compte</text:span><text:span text:style-name="T46">. </text:span></text:p>
      <text:p text:style-name="P10"><text:span text:style-name="T47">Dans cette version, l'outil Kaldi a été utilisé, il arrivait à récupérer <text:s/>les données en directe, sans avoir recours à </text:span><text:span text:style-name="T46">un enregistrement. </text:span><text:span text:style-name="T47">Le discours de l'artiste était retranscrit dans un fichier XML. </text:span><text:span text:style-name="T46"><text:s/></text:span><text:span text:style-name="T47">Ce fichier était structuré par une liste de sections, </text:span><text:span text:style-name="T49">chacune</text:span><text:span text:style-name="T48"> d'entre elles</text:span><text:span text:style-name="T47"> étai</text:span><text:span text:style-name="T48">en</text:span><text:span text:style-name="T47">t accessible</text:span><text:span text:style-name="T53">s</text:span><text:span text:style-name="T47"> par un mot clé. Ces sections étaient composées de séquences, qui comportaient le discours de l'artiste avec les mots clés. </text:span></text:p>
      <text:p text:style-name="P16">Pour la communication entre l'artiste et le système, un protocole OSC était utilisé, en effet, il s'occupait de l'action à faire après avoir reçu le mot clé associé à celle ci. </text:p>
      <text:p text:style-name="P5"><text:span text:style-name="T42">L</text:span><text:span text:style-name="T45">e projet, </text:span><text:span text:style-name="T49">s'appuie</text:span><text:span text:style-name="T45"> donc </text:span><text:span text:style-name="T49">sur</text:span><text:span text:style-name="T45"> ce précédent logiciel. </text:span><text:span text:style-name="T43">Il fonctionne de la même manière, à l'aide d'un fichier XML, qui décrit les actions à faire. </text:span><text:span text:style-name="T49">Chaque section représentera une diapositive, et l'ensemble des sections seront dans une liste de section.</text:span><text:span text:style-name="T43"> </text:span><text:span text:style-name="T45">L</text:span><text:span text:style-name="T49">es données reçues par Kaldi sont envoyées via un protocole OSC au serveur, et effectuera l'action associée. </text:span></text:p>
      <text:h text:style-name="P90" text:outline-level="1"><text:bookmark-start text:name="__RefHeading__868_1272798620"/><text:s/>Organisation<text:bookmark-end text:name="__RefHeading__868_1272798620"/></text:h>
      <text:h text:style-name="P93" text:outline-level="2"><text:bookmark-start text:name="__RefHeading__885_760520063"/>Outils fournis<text:bookmark-end text:name="__RefHeading__885_760520063"/></text:h>
      <text:p text:style-name="P41">Plusieurs outils ont été fournis pour le développement de l'application.</text:p>
      <text:list xml:id="list1334554730707967750" text:style-name="L2">
        <text:list-item>
          <text:p text:style-name="P73">Kaldi : Le logiciel de reconnaissance vocale à partir d'un fichier vocale <text:s/>MP3.</text:p>
        </text:list-item>
        <text:list-item>
          <text:p text:style-name="P73">GSTKaldi : Une version de Kaldi; qui analyse le texte énoncé instantanément.</text:p>
        </text:list-item>
        <text:list-item>
          <text:p text:style-name="P73">Un outil qui permet de construire un modèle de langage à partir d'un fichier XML. </text:p>
        </text:list-item>
      </text:list>
      <text:h text:style-name="P94" text:outline-level="2"><text:bookmark-start text:name="__RefHeading__970_1272798620"/>Travail prévu<text:bookmark-end text:name="__RefHeading__970_1272798620"/></text:h>
      <text:p text:style-name="P36">Afin d'atteindre l'objectif, 3 phases ont été planifiée<text:span text:style-name="T107">s</text:span>.</text:p>
      <text:p text:style-name="P36">La première phase <text:span text:style-name="T100">consisterait</text:span> à mettre en place une version , qui fonctionne<text:span text:style-name="T100">rait</text:span> à l'aide de deux mots clés. En effet, à l'aide du fichier XML, le serveur s'occupera de passer à la diapositive suivante ou précédente.</text:p>
      <text:p text:style-name="P34"><text:span text:style-name="T99">Quant à l</text:span>a deuxième version, <text:span text:style-name="T99">elle permettrait de changer la diapositive en fonction des mots clés correspondants à chacune d'elles. Il serait aussi possible de passer d'une diapositive i à une autre j. quelque soit i et j. </text:span></text:p>
      <text:p text:style-name="P37">La version finale, consisterait à changer de diapositives non pas à l'aide des mots clés, mais en suivant le texte énoncé. C'est à dire que le système suivra l'évolution du texte, et changera la diapositive au moment propice. </text:p>
      <text:h text:style-name="P97" text:outline-level="3"><text:bookmark-start text:name="__RefHeading___Toc1192_326239094"/><text:soft-page-break/>Diagrammes <text:span text:style-name="T117">des outils existants</text:span><text:bookmark-end text:name="__RefHeading___Toc1192_326239094"/></text:h>
      <text:p text:style-name="Text_20_body"><draw:frame draw:style-name="fr2" draw:name="Cadre3" text:anchor-type="paragraph" svg:width="16.447cm" draw:z-index="24"><draw:text-box fo:min-height="6.237cm"><text:p text:style-name="Illustration"><draw:frame draw:style-name="fr6" draw:name="Image3" text:anchor-type="paragraph" svg:width="16.447cm" svg:height="6.237cm" style:rel-height="scale" draw:z-index="25"><draw:image/></draw:frame>Illustration <text:sequence text:ref-name="refIllustration2" text:name="Illustration" text:formula="ooow:Illustration+1" style:num-format="1">3</text:sequence>: diagramme de classe du diaporama avec les composants existants<text:span text:style-name="T115">(PdfRenderer)</text:span></text:p></draw:text-box></draw:frame></text:p>
      <text:p text:style-name="Text_20_body"><draw:frame draw:style-name="fr2" draw:name="Cadre5" text:anchor-type="paragraph" svg:width="16.447cm" draw:z-index="26"><draw:text-box fo:min-height="5.265cm"><text:p text:style-name="Illustration"><draw:frame draw:style-name="fr6" draw:name="Image4" text:anchor-type="paragraph" svg:width="16.447cm" svg:height="5.265cm" style:rel-height="scale" draw:z-index="27"><draw:image/></draw:frame>Illustration <text:sequence text:ref-name="refIllustration3" text:name="Illustration" text:formula="ooow:Illustration+1" style:num-format="1">4</text:sequence>: Diagramme de classe du serveur et des outils existants <text:span text:style-name="T115">(JavaOSC)</text:span></text:p></draw:text-box></draw:frame></text:p>
      <text:p text:style-name="Text_20_body"><draw:frame draw:style-name="fr2" draw:name="Cadre7" text:anchor-type="paragraph" svg:width="17.999cm" draw:z-index="28"><draw:text-box fo:min-height="6.727cm"><text:p text:style-name="Illustration"><draw:frame draw:style-name="fr6" draw:name="Image7" text:anchor-type="paragraph" svg:width="17.755cm" svg:height="5.696cm" style:rel-height="scale" draw:z-index="29"><draw:image/></draw:frame>Illustration <text:sequence text:ref-name="refIllustration4" text:name="Illustration" text:formula="ooow:Illustration+1" style:num-format="1">5</text:sequence>: Diagramme de classe des outils XML <text:s/>et <text:span text:style-name="T116">de</text:span> JDOM4</text:p></draw:text-box></draw:frame></text:p>
      <text:h text:style-name="Heading_20_3" text:outline-level="3"><text:bookmark-start text:name="__RefHeading___Toc1194_326239094"/><text:soft-page-break/>Diagramme des classes non existantes<text:bookmark-end text:name="__RefHeading___Toc1194_326239094"/></text:h>
      <text:p text:style-name="Text_20_body"><draw:frame draw:style-name="fr2" draw:name="Cadre8" text:anchor-type="paragraph" svg:width="16.447cm" draw:z-index="30"><draw:text-box fo:min-height="10.92cm"><text:p text:style-name="Illustration"><draw:frame draw:style-name="fr6" draw:name="Image8" text:anchor-type="paragraph" svg:width="16.447cm" svg:height="10.92cm" style:rel-height="scale" draw:z-index="31"><draw:image/></draw:frame>Illustration <text:sequence text:ref-name="refIllustration5" text:name="Illustration" text:formula="ooow:Illustration+1" style:num-format="1">6</text:sequence>: diagramme de classe de tous les outils développées au cours du projet</text:p></draw:text-box></draw:frame></text:p>
      <text:h text:style-name="P86" text:outline-level="1"><text:bookmark-start text:name="__RefHeading__870_1272798620"/>Travail effectué<text:bookmark-end text:name="__RefHeading__870_1272798620"/></text:h>
      <text:p text:style-name="P37">Le développement de l'application se compose de trois parties distinctes :</text:p>
      <text:list xml:id="list8729743847986646139" text:style-name="L3">
        <text:list-item>
          <text:p text:style-name="P74">La partie Beamer/XML</text:p>
        </text:list-item>
        <text:list-item>
          <text:p text:style-name="P74">La partie Client/Serveur</text:p>
        </text:list-item>
        <text:list-item>
          <text:p text:style-name="P74">La partie affichage et modification de diapositives</text:p>
        </text:list-item>
      </text:list>
      <text:h text:style-name="P96" text:outline-level="2"><text:bookmark-start text:name="__RefHeading__887_760520063"/>Beamer/XML<text:bookmark-end text:name="__RefHeading__887_760520063"/></text:h>
      <text:h text:style-name="P98" text:outline-level="3"><text:bookmark-start text:name="__RefHeading__889_760520063"/><text:span text:style-name="T12">C</text:span><text:span text:style-name="T10">hoix technique </text:span><text:bookmark-end text:name="__RefHeading__889_760520063"/></text:h>
      <text:p text:style-name="P38"><text:span text:style-name="T10">Dans la partie concernant le fichier </text:span><text:span text:style-name="T18">de présentation, le langage a été imposé, </text:span><text:span text:style-name="T55">en effet, </text:span><text:span text:style-name="T57">t</text:span><text:span text:style-name="T55">outes les données utilisées pour la construction du fichier XML se trouvent dans le fichier beamer, </text:span><text:span text:style-name="T56">il suffit donc de faire une lecture </text:span><text:span text:style-name="T58">de ce</text:span><text:span text:style-name="T56"> fichier.</text:span></text:p>
      <text:p text:style-name="P11"><text:span text:style-name="T20">Dans la partie concernant le XML, la bibliothèque JDOM est u</text:span><text:span text:style-name="T19">ti</text:span><text:span text:style-name="T20">lisée . </text:span><text:span text:style-name="T17">JDOM est une bibliothèques permettant de </text:span><text:span text:style-name="T20">construire</text:span><text:span text:style-name="T17"> un document XML, </text:span><text:span text:style-name="T20">il sera représenté</text:span><text:span text:style-name="T17"> </text:span><text:span text:style-name="T20">en</text:span><text:span text:style-name="T17"> un arbre d'objet Java. Elle intègre notamment DOM(Document Object Model) qui est utilisé dans la lecture du document XML de ce projet, et SAX (Simple API for XML). L'utilisation de cette bibliothèque à été préconisé, car elle a été étudié en cours d'XML. </text:span></text:p>
      <text:h text:style-name="P99" text:outline-level="3"><text:bookmark-start text:name="__RefHeading__891_760520063"/>Développement<text:bookmark-end text:name="__RefHeading__891_760520063"/></text:h>
      <text:p text:style-name="P42">Afin de récupérer les informations nécessaire <text:s/>au bon fonctionnement du programme, l'application commence d'abord par lire le fichier Beamer que l'utilisateur aura rédigé. Chaque informations de chaque diapositive sera stockée dans une instance de classe. On pourra ainsi avoir accès aux commentaires, qui correspondent au texte que dira l'utilisateur, au texte contenue dans la diapositive mais aussi aux titres qui serviront de mots clés par la suite.</text:p>
      <text:p text:style-name="P42"/>
      <text:p text:style-name="P31">Le fichier XML est formé de différentes balises : </text:p>
      <text:list xml:id="list7257799839351066854" text:style-name="L4">
        <text:list-item>
          <text:p text:style-name="P75">La balise « diapo » est la racine de ce fichier XML  Elle comporte plusieurs fils.</text:p>
        </text:list-item>
        <text:list-item>
          <text:p text:style-name="P77">La « liste_sections » représente <text:span text:style-name="T6">la</text:span> la présentation dans sa <text:span text:style-name="T5">globalité.</text:span></text:p>
          <text:list>
            <text:list-item>
              <text:p text:style-name="P76">L'attribut séquence qui lui donne <text:span text:style-name="T101">Le texte qui sera prononcé par l'utilisateur devra être inscrit à l'intérieur des balises « begin frame » et « end frame », et sera contenu dans des commentaires. Ils devront impérativement commencer par un « % » mais </text:span><text:soft-page-break/><text:span text:style-name="T101">peuvent être écrits n'importe ou avant la balise fermante.</text:span></text:p>
            </text:list-item>
          </text:list>
        </text:list-item>
        <text:list-item>
          <text:p text:style-name="P78">Ce texte servira à construire le modèle de langage.</text:p>
          <text:list>
            <text:list-item>
              <text:p text:style-name="P76"><text:span text:style-name="T16">Aussi, les titres serviront de mots-clés, donc l'utilisateur devra mettre des titres différents pour chaque diapositive.</text:span>l'ID de toutes les séquences présentes dans le fichier XML.</text:p>
            </text:list-item>
            <text:list-item>
              <text:p text:style-name="P75">L'attribut « ordre » qui peut être soit variable soit strict qui détermine l'ordre du parcours de ces frames.</text:p>
            </text:list-item>
            <text:list-item>
              <text:p text:style-name="P75">L'attribut « <text:span text:style-name="T38">repetitions</text:span>» qui peut <text:span text:style-name="T91">être</text:span> à oui ou non.</text:p>
            </text:list-item>
            <text:list-item>
              <text:p text:style-name="P75">L'attribut « action » qui est à exclusive.</text:p>
            </text:list-item>
          </text:list>
        </text:list-item>
        <text:list-item>
          <text:p text:style-name="P79">Les « keyword_begin » qui se trouvent en début de fichier servent à naviguer entre les différentes diapositives <text:span text:style-name="T7">à</text:span> l'aide <text:span text:style-name="T7">des titres des diapositives</text:span>.</text:p>
        </text:list-item>
        <text:list-item>
          <text:p text:style-name="P79">Les « sections » représente chaque diapositive <text:span text:style-name="T4">avec leurs contenues.</text:span></text:p>
        </text:list-item>
        <text:list-item>
          <text:p text:style-name="P80">Les « séquences » constitue une partie de la diapositive.</text:p>
        </text:list-item>
        <text:list-item>
          <text:p text:style-name="P81">Les « keyword » corresponds aux mots ou séquences de mots clés à dire pour changer la diapositive active.</text:p>
        </text:list-item>
      </text:list>
      <text:p text:style-name="P4">La construction du fichier XML se fait avec les données récupérées du fichier <text:span text:style-name="T95">B</text:span>eamer. En effet en utilisant la <text:span text:style-name="T95">bibliothèque</text:span> <text:span text:style-name="T10">JDOM </text:span><text:span text:style-name="T15">(</text:span><text:span text:style-name="T10">Jav</text:span>a Document Object Mode<text:span text:style-name="T10">l</text:span><text:span text:style-name="T15">)</text:span><text:span text:style-name="T10">, l</text:span>e programme ajoute des nœuds contenant les commentaires du fichier Beamer, mais aussi les mots clés qui serviront à guider l'application pour les actions à faire.</text:p>
      <text:p text:style-name="P32">Ainsi <text:span text:style-name="T8">on pourra générer à </text:span>chaque fichier <text:span text:style-name="T96">Beamer</text:span> un fichier XML <text:span text:style-name="T9">qui lui</text:span> correspond. <text:span text:style-name="T9">Ce dernier comportera</text:span> les mots-clés, et le texte qui sera prononcé par l'utilisateur.</text:p>
      <text:p text:style-name="P30">Finalement, on aura un fichier comportant les balises nécessaires pour le contrôle des diapositives.</text:p>
      <text:p text:style-name="P8"><text:span text:style-name="T3">Pour la lecture du fichier XML, le </text:span><text:bookmark text:name="dom"/>Document Object Model <text:span text:style-name="T2">(DOM) est utilisé qui est un standard du</text:span><text:span text:style-name="T21"> W3C </text:span><text:span text:style-name="T22">et indépendant du langage utilisé</text:span><text:span text:style-name="T21">.</text:span><text:span text:style-name="T2"> Cette </text:span>API permet de modéliser, de parcourir et de manipuler un document XML. Le principal rôle de DOM est de fournir une représentation mémoire d'un document XML sous la forme d'un arbre d'objets et d'en permettre la manipulation (parcours, recherche et mise à jour).</text:p>
      <text:p text:style-name="P8"><text:span text:style-name="T13">En ce qui concerne la lecture du fichier XML, </text:span><text:span text:style-name="T11">il</text:span><text:span text:style-name="T13"> </text:span><text:span text:style-name="T11">est lu en sa totalité, toutes</text:span><text:span text:style-name="T13"> les balises, attributs <text:s/>e</text:span><text:span text:style-name="T11">t</text:span><text:span text:style-name="T13"> texte </text:span><text:span text:style-name="T12">correspondant sont récupérées. </text:span></text:p>
      <text:h text:style-name="P100" text:outline-level="3"><text:bookmark-start text:name="__RefHeading___Toc1196_326239094"/><text:soft-page-break/>Gestion du temps<text:bookmark-end text:name="__RefHeading___Toc1196_326239094"/></text:h>
      <text:p text:style-name="P65"/>
      <table:table table:name="Tableau1" table:style-name="Tableau1">
        <table:table-column table:style-name="Tableau1.A"/>
        <table:table-column table:style-name="Tableau1.B"/>
        <table:table-column table:style-name="Tableau1.C"/>
        <table:table-row>
          <table:table-cell table:style-name="Tableau1.A1" office:value-type="string">
            <text:p text:style-name="P55">Tache</text:p>
          </table:table-cell>
          <table:table-cell table:style-name="Tableau1.A1" office:value-type="string">
            <text:p text:style-name="P55">Temps prévu</text:p>
          </table:table-cell>
          <table:table-cell table:style-name="Tableau1.C1" office:value-type="string">
            <text:p text:style-name="P55">Temps consacré</text:p>
          </table:table-cell>
        </table:table-row>
        <table:table-row>
          <table:table-cell table:style-name="Tableau1.A2" office:value-type="string">
            <text:p text:style-name="P55">Lecture fichier Beamer </text:p>
          </table:table-cell>
          <table:table-cell table:style-name="Tableau1.A2" office:value-type="string">
            <text:p text:style-name="P55">5 jours</text:p>
          </table:table-cell>
          <table:table-cell table:style-name="Tableau1.C2" office:value-type="string">
            <text:p text:style-name="P55">4 jours</text:p>
          </table:table-cell>
        </table:table-row>
        <table:table-row>
          <table:table-cell table:style-name="Tableau1.A2" office:value-type="string">
            <text:p text:style-name="P55">Construction fichier XML </text:p>
          </table:table-cell>
          <table:table-cell table:style-name="Tableau1.A2" office:value-type="string">
            <text:p text:style-name="P58">6 jours</text:p>
          </table:table-cell>
          <table:table-cell table:style-name="Tableau1.C2" office:value-type="string">
            <text:p text:style-name="P58">7 jours</text:p>
          </table:table-cell>
        </table:table-row>
        <table:table-row>
          <table:table-cell table:style-name="Tableau1.A2" office:value-type="string">
            <text:p text:style-name="P58">Lecture du fichier XML</text:p>
          </table:table-cell>
          <table:table-cell table:style-name="Tableau1.A2" office:value-type="string">
            <text:p text:style-name="P58">3 jours</text:p>
          </table:table-cell>
          <table:table-cell table:style-name="Tableau1.C2" office:value-type="string">
            <text:p text:style-name="P58">5 jours</text:p>
          </table:table-cell>
        </table:table-row>
      </table:table>
      <text:p text:style-name="P65"/>
      <text:h text:style-name="Heading_20_2" text:outline-level="2"><text:bookmark-start text:name="__RefHeading__878_1272798620"/>Client/Serveur<text:bookmark-end text:name="__RefHeading__878_1272798620"/></text:h>
      <text:h text:style-name="Heading_20_3" text:outline-level="3"><text:bookmark-start text:name="__RefHeading__893_760520063"/>Choix techniques<text:bookmark-end text:name="__RefHeading__893_760520063"/></text:h>
      <text:p text:style-name="P43">Dans cette partie, <text:span text:style-name="T102">les outils Java, JavaOSC (Java Open Source Control) est utilisé.</text:span></text:p>
      <text:p text:style-name="P44">JavaOSC est une bibliothèque qui a été crée afin de faciliter la communication entre un client et un serveur avec le protocole OSC.</text:p>
      <text:p text:style-name="P9"><text:span text:style-name="T103">OSC est un protocole très utilisé </text:span><text:span text:style-name="T82">pour la transmi</text:span><text:span text:style-name="T83">s</text:span><text:span text:style-name="T82">sion de données , </text:span><text:span text:style-name="T83">il est aussi </text:span><text:span text:style-name="T84">conçu pour le contrôle en temps réel. Il utilise le réseau au travers des protocoles </text:span><text:span text:style-name="T86">UDP</text:span><text:span text:style-name="T87"> </text:span><text:span text:style-name="T84">ou </text:span><text:span text:style-name="T85">TCP</text:span><text:span text:style-name="T87"> </text:span><text:span text:style-name="T84">et apporte des améliorations en terme de rapidité et flexibilité.</text:span></text:p>
      <text:p text:style-name="P45"><text:span text:style-name="T84">Le langage Java a été choisie car il est connu par tous les membres, </text:span><text:span text:style-name="T85">il est aussi</text:span><text:span text:style-name="T84"> simple d'utilisation par </text:span><text:span text:style-name="T85">s</text:span><text:span text:style-name="T84">es nombreuse bibliothèque</text:span><text:span text:style-name="T85">s</text:span><text:span text:style-name="T84">.</text:span></text:p>
      <text:h text:style-name="Heading_20_3" text:outline-level="3"><text:bookmark-start text:name="__RefHeading__895_760520063"/>Développement<text:bookmark-end text:name="__RefHeading__895_760520063"/></text:h>
      <text:p text:style-name="P46">Le client et le serveur communiquent selon le protocole OSC (Open Source Control). Ayant reçu une démo<text:span text:style-name="T97">nstration</text:span> du logiciel de reconnaissance vocale en python, une première implémentation a été codée avec ce langage.</text:p>
      <text:p text:style-name="P24"><text:span text:style-name="T28">Cependant, la totalité du projet est développé en Java, par conséquent, un</text:span> serveur <text:span text:style-name="T27">a été codé avec ce langage</text:span> avec la <text:span text:style-name="T97">bibliothèque</text:span> JavaOSC. <text:span text:style-name="T97">Cette API donne à Java la capacité d'envoyer et de recevoir des données OSC.</text:span></text:p>
      <text:p text:style-name="P13">Finalement, la démo<text:span text:style-name="T97">nstration</text:span> en python a été transformée en client qui pouvait se connecter au serveur <text:s/><text:span text:style-name="T97">J</text:span>ava.</text:p>
      <text:p text:style-name="P12">Le client récupère le texte énoncé par l'orateur. Ces données sont envoyées au serveur <text:span text:style-name="T29">qui</text:span> sera chargé de changer les diapositives en fonction des actions qu'il aura reçu.</text:p>
      <text:p text:style-name="P33">Le serveur à un rôle important dans ce projet, analyser les données détectées par <text:span text:style-name="T97">K</text:span>aldi <text:span text:style-name="T92">afin d'effectuer des actions sur le visualiseur de diapositives</text:span>. <text:span text:style-name="T92">Par exemple changer de diapositive en fonction de certains mot-clefs énoncé par l'utilisateur ou bien de détecter quand l'utilisateur </text:span><text:soft-page-break/><text:span text:style-name="T92">arrive à la fin d'une slide pour décider de passer à la suivante.</text:span></text:p>
      <text:h text:style-name="P95" text:outline-level="2" text:is-list-header="true"><draw:frame draw:style-name="fr2" draw:name="Cadre4" text:anchor-type="paragraph" svg:width="16.447cm" draw:z-index="18"><draw:text-box fo:min-height="4.932cm"><text:p text:style-name="Illustration"><draw:frame draw:style-name="fr6" draw:name="Image2" text:anchor-type="paragraph" svg:width="16.447cm" svg:height="4.932cm" style:rel-height="scale" draw:z-index="19"><draw:image/></draw:frame>Illustration <text:sequence text:ref-name="refIllustration6" text:name="Illustration" text:formula="ooow:Illustration+1" style:num-format="1">7</text:sequence>: Fonctionnement de la communication entre le client et le serveur</text:p></draw:text-box></draw:frame></text:h>
      <text:h text:style-name="P100" text:outline-level="3" text:is-list-header="true"><draw:frame draw:style-name="fr3" draw:name="Cadre2" text:anchor-type="paragraph" svg:width="16.447cm" svg:height="8.35cm" style:rel-height="scale-min" draw:z-index="22"><draw:text-box><text:p text:style-name="Illustration"><draw:frame draw:style-name="fr7" draw:name="Image6" text:anchor-type="paragraph" svg:width="16.447cm" svg:height="8.35cm" style:rel-height="scale" draw:z-index="23"><draw:image/></draw:frame>Illustration <text:sequence text:ref-name="refIllustration7" text:name="Illustration" text:formula="ooow:Illustration+1" style:num-format="1">8</text:sequence>: Capture d'écran de la communication entre le client et le serveur</text:p></draw:text-box></draw:frame></text:h>
      <text:h text:style-name="P100" text:outline-level="3"><text:bookmark-start text:name="__RefHeading___Toc1198_326239094"/>Gestion du temps<text:bookmark-end text:name="__RefHeading___Toc1198_326239094"/></text:h>
      <table:table table:name="Tableau3" table:style-name="Tableau3">
        <table:table-column table:style-name="Tableau3.A"/>
        <table:table-column table:style-name="Tableau3.B"/>
        <table:table-column table:style-name="Tableau3.C"/>
        <table:table-row>
          <table:table-cell table:style-name="Tableau3.A1" office:value-type="string">
            <text:p text:style-name="P55">Tache</text:p>
          </table:table-cell>
          <table:table-cell table:style-name="Tableau3.A1" office:value-type="string">
            <text:p text:style-name="P55">Temps prévu</text:p>
          </table:table-cell>
          <table:table-cell table:style-name="Tableau3.C1" office:value-type="string">
            <text:p text:style-name="P55">Temps consacré</text:p>
          </table:table-cell>
        </table:table-row>
        <table:table-row>
          <table:table-cell table:style-name="Tableau3.A2" office:value-type="string">
            <text:p text:style-name="P61">Création du serveur</text:p>
          </table:table-cell>
          <table:table-cell table:style-name="Tableau3.A2" office:value-type="string">
            <text:p text:style-name="P55"><text:span text:style-name="T114">5</text:span> jours</text:p>
          </table:table-cell>
          <table:table-cell table:style-name="Tableau3.C2" office:value-type="string">
            <text:p text:style-name="P55"><text:span text:style-name="T114">4</text:span> jours</text:p>
          </table:table-cell>
        </table:table-row>
      </table:table>
      <text:p text:style-name="P28"/>
      <text:h text:style-name="P95" text:outline-level="2"><text:bookmark-start text:name="__RefHeading__880_1272798620"/><text:soft-page-break/>Affichage/Modification des diapositives<text:bookmark-end text:name="__RefHeading__880_1272798620"/></text:h>
      <text:h text:style-name="Heading_20_3" text:outline-level="3"><text:bookmark-start text:name="__RefHeading__897_760520063"/>Choix technique<text:bookmark-end text:name="__RefHeading__897_760520063"/></text:h>
      <text:p text:style-name="P25">L'interface graphique a été <text:span text:style-name="T32">développée</text:span> en premier <text:span text:style-name="T31">lieu</text:span> avec Swing. Par la suite, <text:span text:style-name="T31">elle a été</text:span> <text:span text:style-name="T31">recodée</text:span> en JavaFx afin que cette application perdure dans le temps. Car le développement de son prédécesseur <text:span text:style-name="T32">Swing</text:span> <text:span text:style-name="T32">n'est plus d'actualité</text:span>. De plus, <text:span text:style-name="T1">JavaFx est une</text:span> API simple <text:span text:style-name="T33">en ce qui concerne la</text:span> compréhension et le développement, mais aussi fourni<text:span text:style-name="T35">t</text:span> plus de possibilité: média audio, vidéo, graphisme 2D, 3D, <text:span text:style-name="T34">etc.</text:span></text:p>
      <text:p text:style-name="P25">Le JDK de JavaFx est désormais intégré au JDK standard de Java SE, par conséquent une installation spécifique n'est plus requise.</text:p>
      <text:p text:style-name="P40">Swing <text:span text:style-name="T109">est une bibliothèque graphique pour le langage Java. Il permet de créé des interface graphique.</text:span></text:p>
      <text:p text:style-name="P40">JavaF<text:span text:style-name="T110">x</text:span> <text:span text:style-name="T109">est devenu l’outil permettant la création d'interface graphique dans le langage Java. Il est le successeur de Swing</text:span></text:p>
      <text:p text:style-name="P39">PdfRenderer <text:span text:style-name="T113">est une librairie développée en java qui permet de manipuler les fichiers Pdf afin d'en récupérer toutes les informations comme le texte ou bien une page entière. Elle a servi dans le projet pour découper le pdf généré par Beamer en plusieurs pages, ce qui a facilité par la suite la manipulation du diaporama (chacfcnger de diapositives, aller à une diapositive précise …). <text:s text:c="3"/></text:span></text:p>
      <text:h text:style-name="P101" text:outline-level="3"><text:bookmark-start text:name="__RefHeading__899_760520063"/>Développement<text:bookmark-end text:name="__RefHeading__899_760520063"/></text:h>
      <text:p text:style-name="P3">Pour la partie affichage, <text:span text:style-name="T93">la bibliothèque Java « PDFRenderer » a été utilisé afin de pouvoir découper un fichier PDF <text:s/>en plusieurs images</text:span>. <text:span text:style-name="T93">Ces images sont ensuite incluses dans une structure de données appelée « Slide » qui représentera en quelque sorte une page du fichier pdf avec les commentaires du fichier beamer associés à celle-ci. </text:span>Chaque « <text:span text:style-name="T93">Slide »</text:span> <text:span text:style-name="T30">représente</text:span> une diapositive. Pour changer de <text:span text:style-name="T30">diapositive</text:span>, il suffit de prononcer le mots clé<text:span text:style-name="T31">s</text:span> <text:span text:style-name="T30">adéquat</text:span>. Si le système <text:span text:style-name="T94">a</text:span> du mal à reconnaître ces mots, <text:span text:style-name="T31">un changement des diapositives est toujours possibles grâce au clavier.</text:span></text:p>
      <text:h text:style-name="P102" text:outline-level="3"><text:bookmark-start text:name="__RefHeading___Toc1200_326239094"/>Gestion du temps<text:bookmark-end text:name="__RefHeading___Toc1200_326239094"/></text:h>
      <table:table table:name="Tableau2" table:style-name="Tableau2">
        <table:table-column table:style-name="Tableau2.A"/>
        <table:table-column table:style-name="Tableau2.B"/>
        <table:table-column table:style-name="Tableau2.C"/>
        <table:table-row>
          <table:table-cell table:style-name="Tableau2.A1" office:value-type="string">
            <text:p text:style-name="P56">Tache</text:p>
          </table:table-cell>
          <table:table-cell table:style-name="Tableau2.A1" office:value-type="string">
            <text:p text:style-name="P56">Temps prévu</text:p>
          </table:table-cell>
          <table:table-cell table:style-name="Tableau2.C1" office:value-type="string">
            <text:p text:style-name="P56">Temps consacré</text:p>
          </table:table-cell>
        </table:table-row>
        <table:table-row>
          <table:table-cell table:style-name="Tableau2.A2" office:value-type="string">
            <text:p text:style-name="P62">Afficher slide sur le serveur</text:p>
          </table:table-cell>
          <table:table-cell table:style-name="Tableau2.A2" office:value-type="string">
            <text:p text:style-name="P59"><text:span text:style-name="T114">1 </text:span>jour</text:p>
          </table:table-cell>
          <table:table-cell table:style-name="Tableau2.C2" office:value-type="string">
            <text:p text:style-name="P62">1 jour</text:p>
          </table:table-cell>
        </table:table-row>
        <table:table-row>
          <table:table-cell table:style-name="Tableau2.A2" office:value-type="string">
            <text:p text:style-name="P62">Changer les slides sur le serveur</text:p>
          </table:table-cell>
          <table:table-cell table:style-name="Tableau2.A2" office:value-type="string">
            <text:p text:style-name="P59"><text:span text:style-name="T114">1</text:span> jour</text:p>
          </table:table-cell>
          <table:table-cell table:style-name="Tableau2.C2" office:value-type="string">
            <text:p text:style-name="P59"><text:span text:style-name="T114">1</text:span> jour</text:p>
          </table:table-cell>
        </table:table-row>
        <table:table-row>
          <table:table-cell table:style-name="Tableau2.A2" office:value-type="string">
            <text:p text:style-name="P62">Création d'un mot clé à chaque slide</text:p>
          </table:table-cell>
          <table:table-cell table:style-name="Tableau2.A2" office:value-type="string">
            <text:p text:style-name="P62">4 jours</text:p>
          </table:table-cell>
          <table:table-cell table:style-name="Tableau2.C2" office:value-type="string">
            <text:p text:style-name="P62">2 jours</text:p>
          </table:table-cell>
        </table:table-row>
        <table:table-row>
          <table:table-cell table:style-name="Tableau2.A2" office:value-type="string">
            <text:p text:style-name="P62">Création de l'interface graphique</text:p>
          </table:table-cell>
          <table:table-cell table:style-name="Tableau2.A2" office:value-type="string">
            <text:p text:style-name="P62">2 jours</text:p>
          </table:table-cell>
          <table:table-cell table:style-name="Tableau2.C2" office:value-type="string">
            <text:p text:style-name="P62">3 jours</text:p>
            <text:p text:style-name="P62"/>
          </table:table-cell>
        </table:table-row>
      </table:table>
      <text:p text:style-name="P29"/>
      <text:h text:style-name="Heading_20_2" text:outline-level="2"><text:bookmark-start text:name="__RefHeading___Toc1202_326239094"/><text:span text:style-name="T24">C</text:span><text:span text:style-name="T10">larification du code, </text:span><text:span text:style-name="T25">documentation et</text:span><text:span text:style-name="T10"> tests</text:span><text:bookmark-end text:name="__RefHeading___Toc1202_326239094"/></text:h>
      <text:p text:style-name="P52"><text:span text:style-name="T10">Tout le code du projet a été clarifié pour être plus lisible et accessible, aussi une documentation a été écrite. <text:s/>De plus des tests ont été effectués tout le long du projet. </text:span><text:span text:style-name="T26">A la fin du développement, des tests finaux ont été faits après la fusion des différentes parties.</text:span></text:p>
      <text:h text:style-name="Heading_20_3" text:outline-level="3"><text:bookmark-start text:name="__RefHeading___Toc1204_326239094"/>Gestion du temps<text:bookmark-end text:name="__RefHeading___Toc1204_326239094"/></text:h>
      <table:table table:name="Tableau4" table:style-name="Tableau4">
        <table:table-column table:style-name="Tableau4.A"/>
        <table:table-column table:style-name="Tableau4.B"/>
        <table:table-column table:style-name="Tableau4.C"/>
        <table:table-row>
          <table:table-cell table:style-name="Tableau4.A1" office:value-type="string">
            <text:p text:style-name="P57">Tache</text:p>
          </table:table-cell>
          <table:table-cell table:style-name="Tableau4.A1" office:value-type="string">
            <text:p text:style-name="P57">Temps prévu</text:p>
          </table:table-cell>
          <table:table-cell table:style-name="Tableau4.C1" office:value-type="string">
            <text:p text:style-name="P57">Temps consacré</text:p>
          </table:table-cell>
        </table:table-row>
        <table:table-row>
          <table:table-cell table:style-name="Tableau4.A2" office:value-type="string">
            <text:p text:style-name="P64">Clarification du code</text:p>
          </table:table-cell>
          <table:table-cell table:style-name="Tableau4.A2" office:value-type="string">
            <text:p text:style-name="P60"><text:span text:style-name="T118">4 </text:span>jour<text:span text:style-name="T118">s</text:span></text:p>
          </table:table-cell>
          <table:table-cell table:style-name="Tableau4.C2" office:value-type="string">
            <text:p text:style-name="P63"><text:span text:style-name="T118">2</text:span> jour<text:span text:style-name="T118">s</text:span></text:p>
          </table:table-cell>
        </table:table-row>
        <table:table-row>
          <table:table-cell table:style-name="Tableau4.A2" office:value-type="string">
            <text:p text:style-name="P64">Documentation</text:p>
          </table:table-cell>
          <table:table-cell table:style-name="Tableau4.A2" office:value-type="string">
            <text:p text:style-name="P60"><text:span text:style-name="T118">4</text:span> jour<text:span text:style-name="T118">s</text:span></text:p>
          </table:table-cell>
          <table:table-cell table:style-name="Tableau4.C2" office:value-type="string">
            <text:p text:style-name="P60"><text:span text:style-name="T118">2</text:span> jour<text:span text:style-name="T118">s</text:span></text:p>
          </table:table-cell>
        </table:table-row>
        <table:table-row>
          <table:table-cell table:style-name="Tableau4.A2" office:value-type="string">
            <text:p text:style-name="P64">Tests</text:p>
          </table:table-cell>
          <table:table-cell table:style-name="Tableau4.A2" office:value-type="string">
            <text:p text:style-name="P64">5 jours</text:p>
          </table:table-cell>
          <table:table-cell table:style-name="Tableau4.C2" office:value-type="string">
            <text:p text:style-name="P63"><text:span text:style-name="T118">7 </text:span>jours</text:p>
          </table:table-cell>
        </table:table-row>
      </table:table>
      <text:h text:style-name="P85" text:outline-level="1"><text:bookmark-start text:name="__RefHeading__901_760520063"/><text:span text:style-name="T104">Difficultés</text:span> <text:span text:style-name="T104">rencontrées</text:span><text:bookmark-end text:name="__RefHeading__901_760520063"/></text:h>
      <text:p text:style-name="P47">Au départ, la communication entre le client en Python et le serveur en Java était difficile. Pour y remédier, le serveur a été codé en Python, afin d'en connaître le fonctionnement. Par la suite il a été plus facile de l'adapter en Java.</text:p>
      <text:p text:style-name="P27">Une autre difficulté rencontré,le logiciel de reconnaissance vocale n'arrivait pas à détecter parfaitement le discours énoncé par l'utilisateur. En effet les phrases qu'il affichait sur l’interface de démonstration ne correspondaient pas tout à fait aux phrases qui étaient dites. Cela influait directement sur les performances de l'application.</text:p>
      <text:p text:style-name="P26">Suite à l'aide de monsieur Favre, <text:span text:style-name="T105">une nouvelle configuration des outils a été faite. Dès lors, l'application arrivait à fonctionner correctement, sans dysfonctionnement.</text:span></text:p>
      <text:h text:style-name="Heading_20_1" text:outline-level="1"><text:bookmark-start text:name="__RefHeading___Toc716_1202500394"/><text:soft-page-break/>Conclusion<text:bookmark-end text:name="__RefHeading___Toc716_1202500394"/></text:h>
      <text:p text:style-name="P35"/>
      <text:p text:style-name="P14">Au final, l'application arrive à construire un fichier XML avec les actions adéquates <text:span text:style-name="T98">à partir du fichier Beamer</text:span>. La connexion entre le serveur et Kaldi est fonctionnelle, tout ce qui est énoncé est récupéré par le serveur et ensuite traité par le programme.</text:p>
      <text:p text:style-name="P82">Ainsi, on peut penser à plusieurs extensions de cette application. Comme par exemple, un conte lu par des enfants. Au fur et à mesure de l'avancement de la lecture, les illustrations du conte défileront. Aussi on peut penser à une amélioration qui permettra de personnaliser encore plus l'application, de sorte à ce que cela ressemble à un dialogue entre l’utilisateur et la machine. On peut aussi penser à une version qui permettrait de lire différents formats de diaporama, comme par exemple : PowerPoint, OpenOffice, keyno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Helvetica, sans-serif"/>
    <style:font-face style:name="FreeSans1" svg:font-family="FreeSans" style:font-family-generic="swiss"/>
    <style:font-face style:name="Liberation sans Serif" svg:font-family="'Liberation sans Serif'"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llustration" style:family="paragraph" style:parent-style-name="Caption"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447cm" style:type="right" style:leader-style="dotted" style:leader-text="."/>
        </style:tab-stops>
      </style:paragraph-properties>
    </style:style>
    <style:style style:name="Frame_20_contents" style:display-name="Frame contents" style:family="paragraph" style:parent-style-name="Standard"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5.44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c17192"/>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554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draw:frame draw:style-name="Mfr1" draw:name="Image1" text:anchor-type="paragraph" svg:x="10.384cm" svg:y="-0.392cm" svg:width="6.615cm" svg:height="2.275cm" draw:z-index="16"><draw:image/></draw:frame>Yemouna Manel CHIKBOUNI<text:tab/><text:tab/></text:p>
        <text:p text:style-name="Header">Kévin LEBRETON</text:p>
        <text:p text:style-name="Header">Thomas RAMBALDI</text:p>
      </style:header>
      <style:footer>
        <text:p text:style-name="MP1">Encadré par : Frédéric Béchet<text:tab/><text:tab/><text:page-number text:select-page="current">17</text:page-number>/<text:page-count>17</text:page-count></text:p>
        <text:p text:style-name="Footer">Année 2015/2016</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9T18:37:15.223944110</meta:creation-date>
    <meta:editing-duration>PT1M30S</meta:editing-duration>
    <meta:editing-cycles>2</meta:editing-cycles>
    <meta:generator>LibreOffice/4.2.8.2$Linux_X86_64 LibreOffice_project/420m0$Build-2</meta:generator>
    <dc:date>2016-05-19T18:53:57.332757878</dc:date>
    <meta:document-statistic meta:table-count="4" meta:image-count="8" meta:object-count="0" meta:page-count="17" meta:paragraph-count="206" meta:word-count="3157" meta:character-count="19743" meta:non-whitespace-character-count="16756"/>
  </office:meta>
</office:document-meta>
</file>